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5-01T00:00:00" table:style-name="ce5">
            <text:p>2022/5/1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46382" table:style-name="ce6">
            <text:p>46,382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14970" table:style-name="ce6">
            <text:p>14,970<text:s/></text:p>
          </table:table-cell>
          <table:table-cell office:value-type="float" office:value="13900" table:style-name="ce6">
            <text:p>13,900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26466" table:style-name="ce6">
            <text:p>26,466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25284" table:style-name="ce6">
            <text:p>25,284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4342" table:style-name="ce6">
            <text:p>4,342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5760" table:style-name="ce6">
            <text:p>5,760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497" table:style-name="ce6">
            <text:p>497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548" table:style-name="ce6">
            <text:p>548<text:s/></text:p>
          </table:table-cell>
          <table:table-cell office:value-type="float" office:value="617" table:style-name="ce6">
            <text:p>617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1474" table:style-name="ce6">
            <text:p>1,474<text:s/></text:p>
          </table:table-cell>
          <table:table-cell table:number-columns-repeated="16264"/>
        </table:table-row>
        <table:table-row table:style-name="ro2">
          <table:table-cell office:value-type="date" office:date-value="2022-05-02T00:00:00" table:style-name="ce5">
            <text:p>2022/5/2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20275" table:style-name="ce6">
            <text:p>20,275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14265" table:style-name="ce6">
            <text:p>14,265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18359" table:style-name="ce6">
            <text:p>18,359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2376" table:style-name="ce6">
            <text:p>12,376<text:s/></text:p>
          </table:table-cell>
          <table:table-cell office:value-type="float" office:value="9949" table:style-name="ce6">
            <text:p>9,949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55734" table:style-name="ce6">
            <text:p>55,734<text:s/></text:p>
          </table:table-cell>
          <table:table-cell office:value-type="float" office:value="20260" table:style-name="ce6">
            <text:p>20,260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17009" table:style-name="ce6">
            <text:p>17,009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11878" table:style-name="ce6">
            <text:p>11,878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25160" table:style-name="ce6">
            <text:p>25,160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8265" table:style-name="ce6">
            <text:p>8,265<text:s/></text:p>
          </table:table-cell>
          <table:table-cell office:value-type="float" office:value="27830" table:style-name="ce6">
            <text:p>27,830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6410" table:style-name="ce6">
            <text:p>6,410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560" table:style-name="ce6">
            <text:p>560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1757" table:style-name="ce6">
            <text:p>1,757<text:s/></text:p>
          </table:table-cell>
          <table:table-cell table:number-columns-repeated="16264"/>
        </table:table-row>
        <table:table-row table:style-name="ro2">
          <table:table-cell office:value-type="date" office:date-value="2022-05-03T00:00:00" table:style-name="ce5">
            <text:p>2022/5/3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28381" table:style-name="ce6">
            <text:p>28,381<text:s/></text:p>
          </table:table-cell>
          <table:table-cell office:value-type="float" office:value="24148" table:style-name="ce6">
            <text:p>24,148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18567" table:style-name="ce6">
            <text:p>18,567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5992" table:style-name="ce6">
            <text:p>15,992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21672" table:style-name="ce6">
            <text:p>21,672<text:s/></text:p>
          </table:table-cell>
          <table:table-cell office:value-type="float" office:value="16557" table:style-name="ce6">
            <text:p>16,557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23958" table:style-name="ce6">
            <text:p>23,958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17760" table:style-name="ce6">
            <text:p>17,760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66432" table:style-name="ce6">
            <text:p>66,432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16786" table:style-name="ce6">
            <text:p>16,786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16713" table:style-name="ce6">
            <text:p>16,713<text:s/></text:p>
          </table:table-cell>
          <table:table-cell office:value-type="float" office:value="16024" table:style-name="ce6">
            <text:p>16,024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20912" table:style-name="ce6">
            <text:p>20,912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10136" table:style-name="ce6">
            <text:p>10,136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21143" table:style-name="ce6">
            <text:p>21,143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16350" table:style-name="ce6">
            <text:p>16,350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16484" table:style-name="ce6">
            <text:p>16,484<text:s/></text:p>
          </table:table-cell>
          <table:table-cell office:value-type="float" office:value="23923" table:style-name="ce6">
            <text:p>23,923<text:s/></text:p>
          </table:table-cell>
          <table:table-cell office:value-type="float" office:value="26718" table:style-name="ce6">
            <text:p>26,718<text:s/></text:p>
          </table:table-cell>
          <table:table-cell office:value-type="float" office:value="18351" table:style-name="ce6">
            <text:p>18,351<text:s/></text:p>
          </table:table-cell>
          <table:table-cell office:value-type="float" office:value="15170" table:style-name="ce6">
            <text:p>15,170<text:s/></text:p>
          </table:table-cell>
          <table:table-cell office:value-type="float" office:value="30907" table:style-name="ce6">
            <text:p>30,907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20520" table:style-name="ce6">
            <text:p>20,520<text:s/></text:p>
          </table:table-cell>
          <table:table-cell office:value-type="float" office:value="20080" table:style-name="ce6">
            <text:p>20,080<text:s/></text:p>
          </table:table-cell>
          <table:table-cell office:value-type="float" office:value="12930" table:style-name="ce6">
            <text:p>12,930<text:s/></text:p>
          </table:table-cell>
          <table:table-cell office:value-type="float" office:value="36811" table:style-name="ce6">
            <text:p>36,811<text:s/></text:p>
          </table:table-cell>
          <table:table-cell office:value-type="float" office:value="14900" table:style-name="ce6">
            <text:p>14,900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0496" table:style-name="ce6">
            <text:p>10,496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15661" table:style-name="ce6">
            <text:p>15,661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6683" table:style-name="ce6">
            <text:p>26,683<text:s/></text:p>
          </table:table-cell>
          <table:table-cell office:value-type="float" office:value="15074" table:style-name="ce6">
            <text:p>15,074<text:s/></text:p>
          </table:table-cell>
          <table:table-cell office:value-type="float" office:value="16896" table:style-name="ce6">
            <text:p>16,896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8736" table:style-name="ce6">
            <text:p>18,736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3777" table:style-name="ce6">
            <text:p>3,777<text:s/></text:p>
          </table:table-cell>
          <table:table-cell table:number-columns-repeated="16264"/>
        </table:table-row>
        <table:table-row table:style-name="ro2">
          <table:table-cell office:value-type="date" office:date-value="2022-05-04T00:00:00" table:style-name="ce5">
            <text:p>2022/5/4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28554" table:style-name="ce6">
            <text:p>28,554<text:s/></text:p>
          </table:table-cell>
          <table:table-cell office:value-type="float" office:value="24680" table:style-name="ce6">
            <text:p>24,680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18659" table:style-name="ce6">
            <text:p>18,659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15771" table:style-name="ce6">
            <text:p>15,771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16557" table:style-name="ce6">
            <text:p>16,557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21455" table:style-name="ce6">
            <text:p>21,455<text:s/></text:p>
          </table:table-cell>
          <table:table-cell office:value-type="float" office:value="15768" table:style-name="ce6">
            <text:p>15,768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23636" table:style-name="ce6">
            <text:p>23,636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17648" table:style-name="ce6">
            <text:p>17,648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17648" table:style-name="ce6">
            <text:p>17,648<text:s/></text:p>
          </table:table-cell>
          <table:table-cell office:value-type="float" office:value="67488" table:style-name="ce6">
            <text:p>67,488<text:s/></text:p>
          </table:table-cell>
          <table:table-cell office:value-type="float" office:value="25154" table:style-name="ce6">
            <text:p>25,154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15315" table:style-name="ce6">
            <text:p>15,315<text:s/></text:p>
          </table:table-cell>
          <table:table-cell office:value-type="float" office:value="16559" table:style-name="ce6">
            <text:p>16,559<text:s/></text:p>
          </table:table-cell>
          <table:table-cell office:value-type="float" office:value="15191" table:style-name="ce6">
            <text:p>15,191<text:s/></text:p>
          </table:table-cell>
          <table:table-cell office:value-type="float" office:value="16514" table:style-name="ce6">
            <text:p>16,514<text:s/></text:p>
          </table:table-cell>
          <table:table-cell office:value-type="float" office:value="16186" table:style-name="ce6">
            <text:p>16,186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21004" table:style-name="ce6">
            <text:p>21,004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12582" table:style-name="ce6">
            <text:p>12,582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20498" table:style-name="ce6">
            <text:p>20,498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15978" table:style-name="ce6">
            <text:p>15,978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24607" table:style-name="ce6">
            <text:p>24,607<text:s/></text:p>
          </table:table-cell>
          <table:table-cell office:value-type="float" office:value="26371" table:style-name="ce6">
            <text:p>26,371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32160" table:style-name="ce6">
            <text:p>32,160<text:s/></text:p>
          </table:table-cell>
          <table:table-cell office:value-type="float" office:value="15515" table:style-name="ce6">
            <text:p>15,515<text:s/></text:p>
          </table:table-cell>
          <table:table-cell office:value-type="float" office:value="20894" table:style-name="ce6">
            <text:p>20,894<text:s/></text:p>
          </table:table-cell>
          <table:table-cell office:value-type="float" office:value="20312" table:style-name="ce6">
            <text:p>20,312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37596" table:style-name="ce6">
            <text:p>37,596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15885" table:style-name="ce6">
            <text:p>15,885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26433" table:style-name="ce6">
            <text:p>26,433<text:s/></text:p>
          </table:table-cell>
          <table:table-cell office:value-type="float" office:value="14796" table:style-name="ce6">
            <text:p>14,796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18762" table:style-name="ce6">
            <text:p>18,762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881" table:style-name="ce6">
            <text:p>881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3618" table:style-name="ce6">
            <text:p>3,618<text:s/></text:p>
          </table:table-cell>
          <table:table-cell table:number-columns-repeated="16264"/>
        </table:table-row>
        <table:table-row table:style-name="ro2">
          <table:table-cell office:value-type="date" office:date-value="2022-05-05T00:00:00" table:style-name="ce5">
            <text:p>2022/5/5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27586" table:style-name="ce6">
            <text:p>27,586<text:s/></text:p>
          </table:table-cell>
          <table:table-cell office:value-type="float" office:value="24305" table:style-name="ce6">
            <text:p>24,305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8899" table:style-name="ce6">
            <text:p>8,899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15234" table:style-name="ce6">
            <text:p>15,234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5972" table:style-name="ce6">
            <text:p>15,972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20766" table:style-name="ce6">
            <text:p>20,766<text:s/></text:p>
          </table:table-cell>
          <table:table-cell office:value-type="float" office:value="15671" table:style-name="ce6">
            <text:p>15,671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22620" table:style-name="ce6">
            <text:p>22,620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68514" table:style-name="ce6">
            <text:p>68,514<text:s/></text:p>
          </table:table-cell>
          <table:table-cell office:value-type="float" office:value="24907" table:style-name="ce6">
            <text:p>24,907<text:s/></text:p>
          </table:table-cell>
          <table:table-cell office:value-type="float" office:value="13606" table:style-name="ce6">
            <text:p>13,606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16193" table:style-name="ce6">
            <text:p>16,193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6091" table:style-name="ce6">
            <text:p>16,091<text:s/></text:p>
          </table:table-cell>
          <table:table-cell office:value-type="float" office:value="15708" table:style-name="ce6">
            <text:p>15,708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20128" table:style-name="ce6">
            <text:p>20,128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9948" table:style-name="ce6">
            <text:p>19,948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23631" table:style-name="ce6">
            <text:p>23,631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17668" table:style-name="ce6">
            <text:p>17,668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30523" table:style-name="ce6">
            <text:p>30,523<text:s/></text:p>
          </table:table-cell>
          <table:table-cell office:value-type="float" office:value="14749" table:style-name="ce6">
            <text:p>14,749<text:s/></text:p>
          </table:table-cell>
          <table:table-cell office:value-type="float" office:value="20219" table:style-name="ce6">
            <text:p>20,219<text:s/></text:p>
          </table:table-cell>
          <table:table-cell office:value-type="float" office:value="20201" table:style-name="ce6">
            <text:p>20,201<text:s/></text:p>
          </table:table-cell>
          <table:table-cell office:value-type="float" office:value="13085" table:style-name="ce6">
            <text:p>13,085<text:s/></text:p>
          </table:table-cell>
          <table:table-cell office:value-type="float" office:value="35953" table:style-name="ce6">
            <text:p>35,953<text:s/></text:p>
          </table:table-cell>
          <table:table-cell office:value-type="float" office:value="13939" table:style-name="ce6">
            <text:p>13,939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15412" table:style-name="ce6">
            <text:p>15,412<text:s/></text:p>
          </table:table-cell>
          <table:table-cell office:value-type="float" office:value="13058" table:style-name="ce6">
            <text:p>13,058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25956" table:style-name="ce6">
            <text:p>25,956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10801" table:style-name="ce6">
            <text:p>10,801<text:s/></text:p>
          </table:table-cell>
          <table:table-cell office:value-type="float" office:value="18263" table:style-name="ce6">
            <text:p>18,263<text:s/></text:p>
          </table:table-cell>
          <table:table-cell office:value-type="float" office:value="14369" table:style-name="ce6">
            <text:p>14,369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3642" table:style-name="ce6">
            <text:p>3,642<text:s/></text:p>
          </table:table-cell>
          <table:table-cell table:number-columns-repeated="16264"/>
        </table:table-row>
        <table:table-row table:style-name="ro2">
          <table:table-cell office:value-type="date" office:date-value="2022-05-06T00:00:00" table:style-name="ce5">
            <text:p>2022/5/6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27930" table:style-name="ce6">
            <text:p>27,930<text:s/></text:p>
          </table:table-cell>
          <table:table-cell office:value-type="float" office:value="27919" table:style-name="ce6">
            <text:p>27,919<text:s/></text:p>
          </table:table-cell>
          <table:table-cell office:value-type="float" office:value="15332" table:style-name="ce6">
            <text:p>15,332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1364" table:style-name="ce6">
            <text:p>1,364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16582" table:style-name="ce6">
            <text:p>16,582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21006" table:style-name="ce6">
            <text:p>21,006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22712" table:style-name="ce6">
            <text:p>22,712<text:s/></text:p>
          </table:table-cell>
          <table:table-cell office:value-type="float" office:value="16848" table:style-name="ce6">
            <text:p>16,848<text:s/></text:p>
          </table:table-cell>
          <table:table-cell office:value-type="float" office:value="16972" table:style-name="ce6">
            <text:p>16,972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16323" table:style-name="ce6">
            <text:p>16,323<text:s/></text:p>
          </table:table-cell>
          <table:table-cell office:value-type="float" office:value="88234" table:style-name="ce6">
            <text:p>88,234<text:s/></text:p>
          </table:table-cell>
          <table:table-cell office:value-type="float" office:value="28651" table:style-name="ce6">
            <text:p>28,651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14812" table:style-name="ce6">
            <text:p>14,812<text:s/></text:p>
          </table:table-cell>
          <table:table-cell office:value-type="float" office:value="16892" table:style-name="ce6">
            <text:p>16,892<text:s/></text:p>
          </table:table-cell>
          <table:table-cell office:value-type="float" office:value="14541" table:style-name="ce6">
            <text:p>14,541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20099" table:style-name="ce6">
            <text:p>20,099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12310" table:style-name="ce6">
            <text:p>12,310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20363" table:style-name="ce6">
            <text:p>20,363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15532" table:style-name="ce6">
            <text:p>15,532<text:s/></text:p>
          </table:table-cell>
          <table:table-cell office:value-type="float" office:value="16496" table:style-name="ce6">
            <text:p>16,496<text:s/></text:p>
          </table:table-cell>
          <table:table-cell office:value-type="float" office:value="25860" table:style-name="ce6">
            <text:p>25,860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17854" table:style-name="ce6">
            <text:p>17,854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34574" table:style-name="ce6">
            <text:p>34,574<text:s/></text:p>
          </table:table-cell>
          <table:table-cell office:value-type="float" office:value="14030" table:style-name="ce6">
            <text:p>14,030<text:s/></text:p>
          </table:table-cell>
          <table:table-cell office:value-type="float" office:value="20904" table:style-name="ce6">
            <text:p>20,904<text:s/></text:p>
          </table:table-cell>
          <table:table-cell office:value-type="float" office:value="21665" table:style-name="ce6">
            <text:p>21,665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39680" table:style-name="ce6">
            <text:p>39,680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16796" table:style-name="ce6">
            <text:p>16,796<text:s/></text:p>
          </table:table-cell>
          <table:table-cell office:value-type="float" office:value="13440" table:style-name="ce6">
            <text:p>13,440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25414" table:style-name="ce6">
            <text:p>25,414<text:s/></text:p>
          </table:table-cell>
          <table:table-cell office:value-type="float" office:value="14372" table:style-name="ce6">
            <text:p>14,372<text:s/></text:p>
          </table:table-cell>
          <table:table-cell office:value-type="float" office:value="16042" table:style-name="ce6">
            <text:p>16,042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7146" table:style-name="ce6">
            <text:p>17,146<text:s/></text:p>
          </table:table-cell>
          <table:table-cell office:value-type="float" office:value="14932" table:style-name="ce6">
            <text:p>14,932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3598" table:style-name="ce6">
            <text:p>3,598<text:s/></text:p>
          </table:table-cell>
          <table:table-cell table:number-columns-repeated="16264"/>
        </table:table-row>
        <table:table-row table:style-name="ro2">
          <table:table-cell office:value-type="date" office:date-value="2022-05-07T00:00:00" table:style-name="ce5">
            <text:p>2022/5/7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21795" table:style-name="ce6">
            <text:p>21,795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4773" table:style-name="ce6">
            <text:p>4,773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58718" table:style-name="ce6">
            <text:p>58,718<text:s/></text:p>
          </table:table-cell>
          <table:table-cell office:value-type="float" office:value="23669" table:style-name="ce6">
            <text:p>23,669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15262" table:style-name="ce6">
            <text:p>15,262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4860" table:style-name="ce6">
            <text:p>4,860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15042" table:style-name="ce6">
            <text:p>15,042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28033" table:style-name="ce6">
            <text:p>28,033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15047" table:style-name="ce6">
            <text:p>15,047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26400" table:style-name="ce6">
            <text:p>26,400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8979" table:style-name="ce6">
            <text:p>8,979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570" table:style-name="ce6">
            <text:p>570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696" table:style-name="ce6">
            <text:p>696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1626" table:style-name="ce6">
            <text:p>1,626<text:s/></text:p>
          </table:table-cell>
          <table:table-cell office:value-type="float" office:value="1530" table:style-name="ce6">
            <text:p>1,530<text:s/></text:p>
          </table:table-cell>
          <table:table-cell table:number-columns-repeated="16264"/>
        </table:table-row>
        <table:table-row table:style-name="ro2">
          <table:table-cell office:value-type="date" office:date-value="2022-05-08T00:00:00" table:style-name="ce5">
            <text:p>2022/5/8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15851" table:style-name="ce6">
            <text:p>15,851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6698" table:style-name="ce6">
            <text:p>6,698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47184" table:style-name="ce6">
            <text:p>47,184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697" table:style-name="ce6">
            <text:p>697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20770" table:style-name="ce6">
            <text:p>20,770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6253" table:style-name="ce6">
            <text:p>6,253<text:s/></text:p>
          </table:table-cell>
          <table:table-cell office:value-type="float" office:value="20212" table:style-name="ce6">
            <text:p>20,212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5625" table:style-name="ce6">
            <text:p>5,625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415" table:style-name="ce6">
            <text:p>415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1396" table:style-name="ce6">
            <text:p>1,396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427" table:style-name="ce6">
            <text:p>427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727" table:style-name="ce6">
            <text:p>727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1432" table:style-name="ce6">
            <text:p>1,432<text:s/></text:p>
          </table:table-cell>
          <table:table-cell office:value-type="float" office:value="1294" table:style-name="ce6">
            <text:p>1,294<text:s/></text:p>
          </table:table-cell>
          <table:table-cell table:number-columns-repeated="16264"/>
        </table:table-row>
        <table:table-row table:style-name="ro2">
          <table:table-cell office:value-type="date" office:date-value="2022-05-09T00:00:00" table:style-name="ce5">
            <text:p>2022/5/9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24959" table:style-name="ce6">
            <text:p>24,959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14441" table:style-name="ce6">
            <text:p>14,441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13930" table:style-name="ce6">
            <text:p>13,930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20794" table:style-name="ce6">
            <text:p>20,794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15303" table:style-name="ce6">
            <text:p>15,303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59637" table:style-name="ce6">
            <text:p>59,637<text:s/></text:p>
          </table:table-cell>
          <table:table-cell office:value-type="float" office:value="21370" table:style-name="ce6">
            <text:p>21,370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18436" table:style-name="ce6">
            <text:p>18,436<text:s/></text:p>
          </table:table-cell>
          <table:table-cell office:value-type="float" office:value="4195" table:style-name="ce6">
            <text:p>4,195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7575" table:style-name="ce6">
            <text:p>7,575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18793" table:style-name="ce6">
            <text:p>18,793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23185" table:style-name="ce6">
            <text:p>23,185<text:s/></text:p>
          </table:table-cell>
          <table:table-cell office:value-type="float" office:value="16302" table:style-name="ce6">
            <text:p>16,302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27280" table:style-name="ce6">
            <text:p>27,280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16839" table:style-name="ce6">
            <text:p>16,839<text:s/></text:p>
          </table:table-cell>
          <table:table-cell office:value-type="float" office:value="17354" table:style-name="ce6">
            <text:p>17,354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32438" table:style-name="ce6">
            <text:p>32,438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23120" table:style-name="ce6">
            <text:p>23,120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16399" table:style-name="ce6">
            <text:p>16,399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3439" table:style-name="ce6">
            <text:p>3,439<text:s/></text:p>
          </table:table-cell>
          <table:table-cell table:number-columns-repeated="16264"/>
        </table:table-row>
        <table:table-row table:style-name="ro2">
          <table:table-cell office:value-type="date" office:date-value="2022-05-10T00:00:00" table:style-name="ce5">
            <text:p>2022/5/10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25832" table:style-name="ce6">
            <text:p>25,832<text:s/></text:p>
          </table:table-cell>
          <table:table-cell office:value-type="float" office:value="22102" table:style-name="ce6">
            <text:p>22,102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1335" table:style-name="ce6">
            <text:p>1,335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16523" table:style-name="ce6">
            <text:p>16,523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6649" table:style-name="ce6">
            <text:p>6,649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3935" table:style-name="ce6">
            <text:p>13,935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8761" table:style-name="ce6">
            <text:p>18,761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21057" table:style-name="ce6">
            <text:p>21,057<text:s/></text:p>
          </table:table-cell>
          <table:table-cell office:value-type="float" office:value="15809" table:style-name="ce6">
            <text:p>15,809<text:s/></text:p>
          </table:table-cell>
          <table:table-cell office:value-type="float" office:value="15677" table:style-name="ce6">
            <text:p>15,677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5607" table:style-name="ce6">
            <text:p>15,607<text:s/></text:p>
          </table:table-cell>
          <table:table-cell office:value-type="float" office:value="59710" table:style-name="ce6">
            <text:p>59,710<text:s/></text:p>
          </table:table-cell>
          <table:table-cell office:value-type="float" office:value="22054" table:style-name="ce6">
            <text:p>22,054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18294" table:style-name="ce6">
            <text:p>18,294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21942" table:style-name="ce6">
            <text:p>21,942<text:s/></text:p>
          </table:table-cell>
          <table:table-cell office:value-type="float" office:value="23580" table:style-name="ce6">
            <text:p>23,580<text:s/></text:p>
          </table:table-cell>
          <table:table-cell office:value-type="float" office:value="16723" table:style-name="ce6">
            <text:p>16,723<text:s/></text:p>
          </table:table-cell>
          <table:table-cell office:value-type="float" office:value="13519" table:style-name="ce6">
            <text:p>13,519<text:s/></text:p>
          </table:table-cell>
          <table:table-cell office:value-type="float" office:value="27601" table:style-name="ce6">
            <text:p>27,601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32721" table:style-name="ce6">
            <text:p>32,721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23570" table:style-name="ce6">
            <text:p>23,570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14892" table:style-name="ce6">
            <text:p>14,892<text:s/></text:p>
          </table:table-cell>
          <table:table-cell office:value-type="float" office:value="13647" table:style-name="ce6">
            <text:p>13,647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16563" table:style-name="ce6">
            <text:p>16,563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7341" table:style-name="ce6">
            <text:p>7,341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1574" table:style-name="ce6">
            <text:p>1,574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3418" table:style-name="ce6">
            <text:p>3,418<text:s/></text:p>
          </table:table-cell>
          <table:table-cell table:number-columns-repeated="16264"/>
        </table:table-row>
        <table:table-row table:style-name="ro2">
          <table:table-cell office:value-type="date" office:date-value="2022-05-11T00:00:00" table:style-name="ce5">
            <text:p>2022/5/11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22494" table:style-name="ce6">
            <text:p>22,494<text:s/></text:p>
          </table:table-cell>
          <table:table-cell office:value-type="float" office:value="14605" table:style-name="ce6">
            <text:p>14,605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21120" table:style-name="ce6">
            <text:p>21,120<text:s/></text:p>
          </table:table-cell>
          <table:table-cell office:value-type="float" office:value="15854" table:style-name="ce6">
            <text:p>15,854<text:s/></text:p>
          </table:table-cell>
          <table:table-cell office:value-type="float" office:value="15711" table:style-name="ce6">
            <text:p>15,711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15724" table:style-name="ce6">
            <text:p>15,724<text:s/></text:p>
          </table:table-cell>
          <table:table-cell office:value-type="float" office:value="59369" table:style-name="ce6">
            <text:p>59,369<text:s/></text:p>
          </table:table-cell>
          <table:table-cell office:value-type="float" office:value="23114" table:style-name="ce6">
            <text:p>23,114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14116" table:style-name="ce6">
            <text:p>14,116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8297" table:style-name="ce6">
            <text:p>18,297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13900" table:style-name="ce6">
            <text:p>13,900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14880" table:style-name="ce6">
            <text:p>14,880<text:s/></text:p>
          </table:table-cell>
          <table:table-cell office:value-type="float" office:value="22187" table:style-name="ce6">
            <text:p>22,187<text:s/></text:p>
          </table:table-cell>
          <table:table-cell office:value-type="float" office:value="23624" table:style-name="ce6">
            <text:p>23,624<text:s/></text:p>
          </table:table-cell>
          <table:table-cell office:value-type="float" office:value="16616" table:style-name="ce6">
            <text:p>16,616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28727" table:style-name="ce6">
            <text:p>28,727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17378" table:style-name="ce6">
            <text:p>17,378<text:s/></text:p>
          </table:table-cell>
          <table:table-cell office:value-type="float" office:value="18579" table:style-name="ce6">
            <text:p>18,579<text:s/></text:p>
          </table:table-cell>
          <table:table-cell office:value-type="float" office:value="12289" table:style-name="ce6">
            <text:p>12,289<text:s/></text:p>
          </table:table-cell>
          <table:table-cell office:value-type="float" office:value="32937" table:style-name="ce6">
            <text:p>32,937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14790" table:style-name="ce6">
            <text:p>14,790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12855" table:style-name="ce6">
            <text:p>12,855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587" table:style-name="ce6">
            <text:p>3,587<text:s/></text:p>
          </table:table-cell>
          <table:table-cell table:number-columns-repeated="16264"/>
        </table:table-row>
        <table:table-row table:style-name="ro2">
          <table:table-cell office:value-type="date" office:date-value="2022-05-12T00:00:00" table:style-name="ce5">
            <text:p>2022/5/12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21749" table:style-name="ce6">
            <text:p>21,749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18322" table:style-name="ce6">
            <text:p>18,322<text:s/></text:p>
          </table:table-cell>
          <table:table-cell office:value-type="float" office:value="14139" table:style-name="ce6">
            <text:p>14,139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21439" table:style-name="ce6">
            <text:p>21,439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5853" table:style-name="ce6">
            <text:p>15,853<text:s/></text:p>
          </table:table-cell>
          <table:table-cell office:value-type="float" office:value="12100" table:style-name="ce6">
            <text:p>12,100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60618" table:style-name="ce6">
            <text:p>60,618<text:s/></text:p>
          </table:table-cell>
          <table:table-cell office:value-type="float" office:value="22435" table:style-name="ce6">
            <text:p>22,435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3962" table:style-name="ce6">
            <text:p>13,962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7895" table:style-name="ce6">
            <text:p>7,895<text:s/></text:p>
          </table:table-cell>
          <table:table-cell office:value-type="float" office:value="18239" table:style-name="ce6">
            <text:p>18,239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14366" table:style-name="ce6">
            <text:p>14,366<text:s/></text:p>
          </table:table-cell>
          <table:table-cell office:value-type="float" office:value="22093" table:style-name="ce6">
            <text:p>22,093<text:s/></text:p>
          </table:table-cell>
          <table:table-cell office:value-type="float" office:value="23349" table:style-name="ce6">
            <text:p>23,349<text:s/></text:p>
          </table:table-cell>
          <table:table-cell office:value-type="float" office:value="16371" table:style-name="ce6">
            <text:p>16,371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27749" table:style-name="ce6">
            <text:p>27,749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16930" table:style-name="ce6">
            <text:p>16,930<text:s/></text:p>
          </table:table-cell>
          <table:table-cell office:value-type="float" office:value="18527" table:style-name="ce6">
            <text:p>18,527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32793" table:style-name="ce6">
            <text:p>32,793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13872" table:style-name="ce6">
            <text:p>13,872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23830" table:style-name="ce6">
            <text:p>23,830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16809" table:style-name="ce6">
            <text:p>16,809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3333" table:style-name="ce6">
            <text:p>3,333<text:s/></text:p>
          </table:table-cell>
          <table:table-cell table:number-columns-repeated="16264"/>
        </table:table-row>
        <table:table-row table:style-name="ro2">
          <table:table-cell office:value-type="date" office:date-value="2022-05-13T00:00:00" table:style-name="ce5">
            <text:p>2022/5/13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26442" table:style-name="ce6">
            <text:p>26,442<text:s/></text:p>
          </table:table-cell>
          <table:table-cell office:value-type="float" office:value="24303" table:style-name="ce6">
            <text:p>24,303<text:s/></text:p>
          </table:table-cell>
          <table:table-cell office:value-type="float" office:value="14300" table:style-name="ce6">
            <text:p>14,300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16197" table:style-name="ce6">
            <text:p>16,197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8166" table:style-name="ce6">
            <text:p>8,166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14544" table:style-name="ce6">
            <text:p>14,544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19239" table:style-name="ce6">
            <text:p>19,239<text:s/></text:p>
          </table:table-cell>
          <table:table-cell office:value-type="float" office:value="14604" table:style-name="ce6">
            <text:p>14,604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21313" table:style-name="ce6">
            <text:p>21,313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15788" table:style-name="ce6">
            <text:p>15,788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72699" table:style-name="ce6">
            <text:p>72,699<text:s/></text:p>
          </table:table-cell>
          <table:table-cell office:value-type="float" office:value="26856" table:style-name="ce6">
            <text:p>26,856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18393" table:style-name="ce6">
            <text:p>18,393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13838" table:style-name="ce6">
            <text:p>13,838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23813" table:style-name="ce6">
            <text:p>23,813<text:s/></text:p>
          </table:table-cell>
          <table:table-cell office:value-type="float" office:value="16664" table:style-name="ce6">
            <text:p>16,664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31641" table:style-name="ce6">
            <text:p>31,641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18574" table:style-name="ce6">
            <text:p>18,574<text:s/></text:p>
          </table:table-cell>
          <table:table-cell office:value-type="float" office:value="20701" table:style-name="ce6">
            <text:p>20,701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36597" table:style-name="ce6">
            <text:p>36,597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14824" table:style-name="ce6">
            <text:p>14,824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825" table:style-name="ce6">
            <text:p>825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3403" table:style-name="ce6">
            <text:p>3,403<text:s/></text:p>
          </table:table-cell>
          <table:table-cell table:number-columns-repeated="16264"/>
        </table:table-row>
        <table:table-row table:style-name="ro2">
          <table:table-cell office:value-type="date" office:date-value="2022-05-14T00:00:00" table:style-name="ce5">
            <text:p>2022/5/14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19895" table:style-name="ce6">
            <text:p>19,895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1403" table:style-name="ce6">
            <text:p>1,403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9408" table:style-name="ce6">
            <text:p>9,408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49446" table:style-name="ce6">
            <text:p>49,446<text:s/></text:p>
          </table:table-cell>
          <table:table-cell office:value-type="float" office:value="22586" table:style-name="ce6">
            <text:p>22,586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13709" table:style-name="ce6">
            <text:p>13,709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26933" table:style-name="ce6">
            <text:p>26,933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5115" table:style-name="ce6">
            <text:p>15,115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24535" table:style-name="ce6">
            <text:p>24,535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7481" table:style-name="ce6">
            <text:p>7,481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429" table:style-name="ce6">
            <text:p>429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1389" table:style-name="ce6">
            <text:p>1,389<text:s/></text:p>
          </table:table-cell>
          <table:table-cell table:number-columns-repeated="16264"/>
        </table:table-row>
        <table:table-row table:style-name="ro2">
          <table:table-cell office:value-type="date" office:date-value="2022-05-15T00:00:00" table:style-name="ce5">
            <text:p>2022/5/15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11786" table:style-name="ce6">
            <text:p>11,786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44749" table:style-name="ce6">
            <text:p>44,749<text:s/></text:p>
          </table:table-cell>
          <table:table-cell office:value-type="float" office:value="18279" table:style-name="ce6">
            <text:p>18,279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21596" table:style-name="ce6">
            <text:p>21,596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20092" table:style-name="ce6">
            <text:p>20,092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5447" table:style-name="ce6">
            <text:p>5,447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419" table:style-name="ce6">
            <text:p>419<text:s/></text:p>
          </table:table-cell>
          <table:table-cell office:value-type="float" office:value="1037" table:style-name="ce6">
            <text:p>1,037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523" table:style-name="ce6">
            <text:p>523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1208" table:style-name="ce6">
            <text:p>1,208<text:s/></text:p>
          </table:table-cell>
          <table:table-cell table:number-columns-repeated="16264"/>
        </table:table-row>
        <table:table-row table:style-name="ro2">
          <table:table-cell office:value-type="date" office:date-value="2022-05-16T00:00:00" table:style-name="ce5">
            <text:p>2022/5/16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25127" table:style-name="ce6">
            <text:p>25,127<text:s/></text:p>
          </table:table-cell>
          <table:table-cell office:value-type="float" office:value="20874" table:style-name="ce6">
            <text:p>20,874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8191" table:style-name="ce6">
            <text:p>18,191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21391" table:style-name="ce6">
            <text:p>21,391<text:s/></text:p>
          </table:table-cell>
          <table:table-cell office:value-type="float" office:value="15628" table:style-name="ce6">
            <text:p>15,628<text:s/></text:p>
          </table:table-cell>
          <table:table-cell office:value-type="float" office:value="15636" table:style-name="ce6">
            <text:p>15,636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56843" table:style-name="ce6">
            <text:p>56,843<text:s/></text:p>
          </table:table-cell>
          <table:table-cell office:value-type="float" office:value="21358" table:style-name="ce6">
            <text:p>21,358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14904" table:style-name="ce6">
            <text:p>14,904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21505" table:style-name="ce6">
            <text:p>21,505<text:s/></text:p>
          </table:table-cell>
          <table:table-cell office:value-type="float" office:value="22432" table:style-name="ce6">
            <text:p>22,432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26775" table:style-name="ce6">
            <text:p>26,775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16755" table:style-name="ce6">
            <text:p>16,755<text:s/></text:p>
          </table:table-cell>
          <table:table-cell office:value-type="float" office:value="17498" table:style-name="ce6">
            <text:p>17,498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31671" table:style-name="ce6">
            <text:p>31,671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23393" table:style-name="ce6">
            <text:p>23,393<text:s/></text:p>
          </table:table-cell>
          <table:table-cell office:value-type="float" office:value="13686" table:style-name="ce6">
            <text:p>13,686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7284" table:style-name="ce6">
            <text:p>7,284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3430" table:style-name="ce6">
            <text:p>3,430<text:s/></text:p>
          </table:table-cell>
          <table:table-cell table:number-columns-repeated="16264"/>
        </table:table-row>
        <table:table-row table:style-name="ro2">
          <table:table-cell office:value-type="date" office:date-value="2022-05-17T00:00:00" table:style-name="ce5">
            <text:p>2022/5/17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24733" table:style-name="ce6">
            <text:p>24,733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7430" table:style-name="ce6">
            <text:p>7,430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18045" table:style-name="ce6">
            <text:p>18,045<text:s/></text:p>
          </table:table-cell>
          <table:table-cell office:value-type="float" office:value="13167" table:style-name="ce6">
            <text:p>13,167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20489" table:style-name="ce6">
            <text:p>20,489<text:s/></text:p>
          </table:table-cell>
          <table:table-cell office:value-type="float" office:value="15450" table:style-name="ce6">
            <text:p>15,450<text:s/></text:p>
          </table:table-cell>
          <table:table-cell office:value-type="float" office:value="15218" table:style-name="ce6">
            <text:p>15,218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56630" table:style-name="ce6">
            <text:p>56,630<text:s/></text:p>
          </table:table-cell>
          <table:table-cell office:value-type="float" office:value="22004" table:style-name="ce6">
            <text:p>22,004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11481" table:style-name="ce6">
            <text:p>11,481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13705" table:style-name="ce6">
            <text:p>13,705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17698" table:style-name="ce6">
            <text:p>17,698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16091" table:style-name="ce6">
            <text:p>16,091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15778" table:style-name="ce6">
            <text:p>15,778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11138" table:style-name="ce6">
            <text:p>11,138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18228" table:style-name="ce6">
            <text:p>18,228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31393" table:style-name="ce6">
            <text:p>31,393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22950" table:style-name="ce6">
            <text:p>22,950<text:s/></text:p>
          </table:table-cell>
          <table:table-cell office:value-type="float" office:value="12971" table:style-name="ce6">
            <text:p>12,971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13280" table:style-name="ce6">
            <text:p>13,280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16045" table:style-name="ce6">
            <text:p>16,045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987" table:style-name="ce6">
            <text:p>987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3422" table:style-name="ce6">
            <text:p>3,422<text:s/></text:p>
          </table:table-cell>
          <table:table-cell table:number-columns-repeated="16264"/>
        </table:table-row>
        <table:table-row table:style-name="ro2">
          <table:table-cell office:value-type="date" office:date-value="2022-05-18T00:00:00" table:style-name="ce5">
            <text:p>2022/5/18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25124" table:style-name="ce6">
            <text:p>25,124<text:s/></text:p>
          </table:table-cell>
          <table:table-cell office:value-type="float" office:value="22092" table:style-name="ce6">
            <text:p>22,092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16047" table:style-name="ce6">
            <text:p>16,047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18130" table:style-name="ce6">
            <text:p>18,130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20778" table:style-name="ce6">
            <text:p>20,778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15391" table:style-name="ce6">
            <text:p>15,391<text:s/></text:p>
          </table:table-cell>
          <table:table-cell office:value-type="float" office:value="58215" table:style-name="ce6">
            <text:p>58,215<text:s/></text:p>
          </table:table-cell>
          <table:table-cell office:value-type="float" office:value="23065" table:style-name="ce6">
            <text:p>23,065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12852" table:style-name="ce6">
            <text:p>12,852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8238" table:style-name="ce6">
            <text:p>18,238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22008" table:style-name="ce6">
            <text:p>22,008<text:s/></text:p>
          </table:table-cell>
          <table:table-cell office:value-type="float" office:value="16125" table:style-name="ce6">
            <text:p>16,125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28675" table:style-name="ce6">
            <text:p>28,675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18639" table:style-name="ce6">
            <text:p>18,639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31736" table:style-name="ce6">
            <text:p>31,736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23161" table:style-name="ce6">
            <text:p>23,161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405" table:style-name="ce6">
            <text:p>3,405<text:s/></text:p>
          </table:table-cell>
          <table:table-cell table:number-columns-repeated="16264"/>
        </table:table-row>
        <table:table-row table:style-name="ro2">
          <table:table-cell office:value-type="date" office:date-value="2022-05-19T00:00:00" table:style-name="ce5">
            <text:p>2022/5/19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25229" table:style-name="ce6">
            <text:p>25,229<text:s/></text:p>
          </table:table-cell>
          <table:table-cell office:value-type="float" office:value="21628" table:style-name="ce6">
            <text:p>21,628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5884" table:style-name="ce6">
            <text:p>15,884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17812" table:style-name="ce6">
            <text:p>17,812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59149" table:style-name="ce6">
            <text:p>59,149<text:s/></text:p>
          </table:table-cell>
          <table:table-cell office:value-type="float" office:value="22979" table:style-name="ce6">
            <text:p>22,979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2504" table:style-name="ce6">
            <text:p>12,504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17288" table:style-name="ce6">
            <text:p>17,288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16231" table:style-name="ce6">
            <text:p>16,231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14573" table:style-name="ce6">
            <text:p>14,573<text:s/></text:p>
          </table:table-cell>
          <table:table-cell office:value-type="float" office:value="21063" table:style-name="ce6">
            <text:p>21,063<text:s/></text:p>
          </table:table-cell>
          <table:table-cell office:value-type="float" office:value="21921" table:style-name="ce6">
            <text:p>21,921<text:s/></text:p>
          </table:table-cell>
          <table:table-cell office:value-type="float" office:value="15597" table:style-name="ce6">
            <text:p>15,597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28068" table:style-name="ce6">
            <text:p>28,068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16909" table:style-name="ce6">
            <text:p>16,909<text:s/></text:p>
          </table:table-cell>
          <table:table-cell office:value-type="float" office:value="18484" table:style-name="ce6">
            <text:p>18,484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31598" table:style-name="ce6">
            <text:p>31,598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22807" table:style-name="ce6">
            <text:p>22,807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4333" table:style-name="ce6">
            <text:p>14,333<text:s/></text:p>
          </table:table-cell>
          <table:table-cell office:value-type="float" office:value="13471" table:style-name="ce6">
            <text:p>13,471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6049" table:style-name="ce6">
            <text:p>16,049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3366" table:style-name="ce6">
            <text:p>3,366<text:s/></text:p>
          </table:table-cell>
          <table:table-cell table:number-columns-repeated="16264"/>
        </table:table-row>
        <table:table-row table:style-name="ro2">
          <table:table-cell office:value-type="date" office:date-value="2022-05-20T00:00:00" table:style-name="ce5">
            <text:p>2022/5/20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26063" table:style-name="ce6">
            <text:p>26,063<text:s/></text:p>
          </table:table-cell>
          <table:table-cell office:value-type="float" office:value="24873" table:style-name="ce6">
            <text:p>24,873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18816" table:style-name="ce6">
            <text:p>18,816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15770" table:style-name="ce6">
            <text:p>15,770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15409" table:style-name="ce6">
            <text:p>15,409<text:s/></text:p>
          </table:table-cell>
          <table:table-cell office:value-type="float" office:value="74348" table:style-name="ce6">
            <text:p>74,348<text:s/></text:p>
          </table:table-cell>
          <table:table-cell office:value-type="float" office:value="27068" table:style-name="ce6">
            <text:p>27,068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15323" table:style-name="ce6">
            <text:p>15,323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7732" table:style-name="ce6">
            <text:p>17,732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13605" table:style-name="ce6">
            <text:p>13,605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23273" table:style-name="ce6">
            <text:p>23,273<text:s/></text:p>
          </table:table-cell>
          <table:table-cell office:value-type="float" office:value="22609" table:style-name="ce6">
            <text:p>22,609<text:s/></text:p>
          </table:table-cell>
          <table:table-cell office:value-type="float" office:value="16313" table:style-name="ce6">
            <text:p>16,313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33333" table:style-name="ce6">
            <text:p>33,333<text:s/></text:p>
          </table:table-cell>
          <table:table-cell office:value-type="float" office:value="12742" table:style-name="ce6">
            <text:p>12,742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20909" table:style-name="ce6">
            <text:p>20,909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36260" table:style-name="ce6">
            <text:p>36,260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23869" table:style-name="ce6">
            <text:p>23,869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6602" table:style-name="ce6">
            <text:p>16,602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3436" table:style-name="ce6">
            <text:p>3,436<text:s/></text:p>
          </table:table-cell>
          <table:table-cell table:number-columns-repeated="16264"/>
        </table:table-row>
        <table:table-row table:style-name="ro2">
          <table:table-cell office:value-type="date" office:date-value="2022-05-21T00:00:00" table:style-name="ce5">
            <text:p>2022/5/21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20924" table:style-name="ce6">
            <text:p>20,924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1767" table:style-name="ce6">
            <text:p>1,767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55959" table:style-name="ce6">
            <text:p>55,959<text:s/></text:p>
          </table:table-cell>
          <table:table-cell office:value-type="float" office:value="24358" table:style-name="ce6">
            <text:p>24,358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16467" table:style-name="ce6">
            <text:p>16,467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14824" table:style-name="ce6">
            <text:p>14,824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28386" table:style-name="ce6">
            <text:p>28,386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14703" table:style-name="ce6">
            <text:p>14,703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26050" table:style-name="ce6">
            <text:p>26,050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6375" table:style-name="ce6">
            <text:p>6,375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1212" table:style-name="ce6">
            <text:p>1,212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8834" table:style-name="ce6">
            <text:p>8,834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588" table:style-name="ce6">
            <text:p>588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1562" table:style-name="ce6">
            <text:p>1,562<text:s/></text:p>
          </table:table-cell>
          <table:table-cell table:number-columns-repeated="16264"/>
        </table:table-row>
        <table:table-row table:style-name="ro2">
          <table:table-cell office:value-type="date" office:date-value="2022-05-22T00:00:00" table:style-name="ce5">
            <text:p>2022/5/22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11947" table:style-name="ce6">
            <text:p>11,947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45852" table:style-name="ce6">
            <text:p>45,852<text:s/></text:p>
          </table:table-cell>
          <table:table-cell office:value-type="float" office:value="19112" table:style-name="ce6">
            <text:p>19,112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12869" table:style-name="ce6">
            <text:p>12,869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22858" table:style-name="ce6">
            <text:p>22,858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6642" table:style-name="ce6">
            <text:p>6,642<text:s/>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469" table:style-name="ce6">
            <text:p>469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561" table:style-name="ce6">
            <text:p>561<text:s/></text:p>
          </table:table-cell>
          <table:table-cell office:value-type="float" office:value="628" table:style-name="ce6">
            <text:p>628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1316" table:style-name="ce6">
            <text:p>1,316<text:s/></text:p>
          </table:table-cell>
          <table:table-cell table:number-columns-repeated="16264"/>
        </table:table-row>
        <table:table-row table:style-name="ro2">
          <table:table-cell office:value-type="date" office:date-value="2022-05-23T00:00:00" table:style-name="ce5">
            <text:p>2022/5/23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24748" table:style-name="ce6">
            <text:p>24,748<text:s/></text:p>
          </table:table-cell>
          <table:table-cell office:value-type="float" office:value="20905" table:style-name="ce6">
            <text:p>20,905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1710" table:style-name="ce6">
            <text:p>1,710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7602" table:style-name="ce6">
            <text:p>17,602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20040" table:style-name="ce6">
            <text:p>20,040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15071" table:style-name="ce6">
            <text:p>15,071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15036" table:style-name="ce6">
            <text:p>15,036<text:s/></text:p>
          </table:table-cell>
          <table:table-cell office:value-type="float" office:value="58489" table:style-name="ce6">
            <text:p>58,489<text:s/></text:p>
          </table:table-cell>
          <table:table-cell office:value-type="float" office:value="21463" table:style-name="ce6">
            <text:p>21,463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17036" table:style-name="ce6">
            <text:p>17,036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7568" table:style-name="ce6">
            <text:p>7,568<text:s/></text:p>
          </table:table-cell>
          <table:table-cell office:value-type="float" office:value="15793" table:style-name="ce6">
            <text:p>15,793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20743" table:style-name="ce6">
            <text:p>20,743<text:s/></text:p>
          </table:table-cell>
          <table:table-cell office:value-type="float" office:value="21644" table:style-name="ce6">
            <text:p>21,644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28173" table:style-name="ce6">
            <text:p>28,173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16590" table:style-name="ce6">
            <text:p>16,590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11152" table:style-name="ce6">
            <text:p>11,152<text:s/></text:p>
          </table:table-cell>
          <table:table-cell office:value-type="float" office:value="31230" table:style-name="ce6">
            <text:p>31,230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11267" table:style-name="ce6">
            <text:p>11,267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13935" table:style-name="ce6">
            <text:p>13,935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1433" table:style-name="ce6">
            <text:p>1,433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3287" table:style-name="ce6">
            <text:p>3,287<text:s/></text:p>
          </table:table-cell>
          <table:table-cell table:number-columns-repeated="16264"/>
        </table:table-row>
        <table:table-row table:style-name="ro2">
          <table:table-cell office:value-type="date" office:date-value="2022-05-24T00:00:00" table:style-name="ce5">
            <text:p>2022/5/24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17544" table:style-name="ce6">
            <text:p>17,544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18784" table:style-name="ce6">
            <text:p>18,784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20885" table:style-name="ce6">
            <text:p>20,885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15132" table:style-name="ce6">
            <text:p>15,132<text:s/></text:p>
          </table:table-cell>
          <table:table-cell office:value-type="float" office:value="58712" table:style-name="ce6">
            <text:p>58,712<text:s/></text:p>
          </table:table-cell>
          <table:table-cell office:value-type="float" office:value="22252" table:style-name="ce6">
            <text:p>22,252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17126" table:style-name="ce6">
            <text:p>17,126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13235" table:style-name="ce6">
            <text:p>13,235<text:s/></text:p>
          </table:table-cell>
          <table:table-cell office:value-type="float" office:value="13766" table:style-name="ce6">
            <text:p>13,766<text:s/></text:p>
          </table:table-cell>
          <table:table-cell office:value-type="float" office:value="14446" table:style-name="ce6">
            <text:p>14,446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22305" table:style-name="ce6">
            <text:p>22,305<text:s/></text:p>
          </table:table-cell>
          <table:table-cell office:value-type="float" office:value="16171" table:style-name="ce6">
            <text:p>16,171<text:s/></text:p>
          </table:table-cell>
          <table:table-cell office:value-type="float" office:value="13532" table:style-name="ce6">
            <text:p>13,532<text:s/></text:p>
          </table:table-cell>
          <table:table-cell office:value-type="float" office:value="28383" table:style-name="ce6">
            <text:p>28,383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16986" table:style-name="ce6">
            <text:p>16,986<text:s/></text:p>
          </table:table-cell>
          <table:table-cell office:value-type="float" office:value="18607" table:style-name="ce6">
            <text:p>18,607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32054" table:style-name="ce6">
            <text:p>32,054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23386" table:style-name="ce6">
            <text:p>23,386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274" table:style-name="ce6">
            <text:p>3,274<text:s/></text:p>
          </table:table-cell>
          <table:table-cell table:number-columns-repeated="16264"/>
        </table:table-row>
        <table:table-row table:style-name="ro2">
          <table:table-cell office:value-type="date" office:date-value="2022-05-25T00:00:00" table:style-name="ce5">
            <text:p>2022/5/25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26741" table:style-name="ce6">
            <text:p>26,741<text:s/></text:p>
          </table:table-cell>
          <table:table-cell office:value-type="float" office:value="22611" table:style-name="ce6">
            <text:p>22,611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7430" table:style-name="ce6">
            <text:p>7,430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7119" table:style-name="ce6">
            <text:p>17,119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19149" table:style-name="ce6">
            <text:p>19,149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15726" table:style-name="ce6">
            <text:p>15,726<text:s/></text:p>
          </table:table-cell>
          <table:table-cell office:value-type="float" office:value="15859" table:style-name="ce6">
            <text:p>15,859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60185" table:style-name="ce6">
            <text:p>60,185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16866" table:style-name="ce6">
            <text:p>16,866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14626" table:style-name="ce6">
            <text:p>14,626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22572" table:style-name="ce6">
            <text:p>22,572<text:s/></text:p>
          </table:table-cell>
          <table:table-cell office:value-type="float" office:value="22467" table:style-name="ce6">
            <text:p>22,467<text:s/></text:p>
          </table:table-cell>
          <table:table-cell office:value-type="float" office:value="16190" table:style-name="ce6">
            <text:p>16,190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28663" table:style-name="ce6">
            <text:p>28,663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7565" table:style-name="ce6">
            <text:p>17,565<text:s/></text:p>
          </table:table-cell>
          <table:table-cell office:value-type="float" office:value="18737" table:style-name="ce6">
            <text:p>18,737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33239" table:style-name="ce6">
            <text:p>33,239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24570" table:style-name="ce6">
            <text:p>24,570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15225" table:style-name="ce6">
            <text:p>15,225<text:s/></text:p>
          </table:table-cell>
          <table:table-cell office:value-type="float" office:value="13401" table:style-name="ce6">
            <text:p>13,401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17352" table:style-name="ce6">
            <text:p>17,352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915" table:style-name="ce6">
            <text:p>915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3552" table:style-name="ce6">
            <text:p>3,552<text:s/></text:p>
          </table:table-cell>
          <table:table-cell table:number-columns-repeated="16264"/>
        </table:table-row>
        <table:table-row table:style-name="ro2">
          <table:table-cell office:value-type="date" office:date-value="2022-05-26T00:00:00" table:style-name="ce5">
            <text:p>2022/5/26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26520" table:style-name="ce6">
            <text:p>26,520<text:s/></text:p>
          </table:table-cell>
          <table:table-cell office:value-type="float" office:value="22705" table:style-name="ce6">
            <text:p>22,705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21314" table:style-name="ce6">
            <text:p>21,314<text:s/></text:p>
          </table:table-cell>
          <table:table-cell office:value-type="float" office:value="15717" table:style-name="ce6">
            <text:p>15,717<text:s/></text:p>
          </table:table-cell>
          <table:table-cell office:value-type="float" office:value="15757" table:style-name="ce6">
            <text:p>15,757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61829" table:style-name="ce6">
            <text:p>61,829<text:s/></text:p>
          </table:table-cell>
          <table:table-cell office:value-type="float" office:value="23293" table:style-name="ce6">
            <text:p>23,293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22766" table:style-name="ce6">
            <text:p>22,766<text:s/></text:p>
          </table:table-cell>
          <table:table-cell office:value-type="float" office:value="22447" table:style-name="ce6">
            <text:p>22,447<text:s/></text:p>
          </table:table-cell>
          <table:table-cell office:value-type="float" office:value="16404" table:style-name="ce6">
            <text:p>16,404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29209" table:style-name="ce6">
            <text:p>29,209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33597" table:style-name="ce6">
            <text:p>33,597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14884" table:style-name="ce6">
            <text:p>14,884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17067" table:style-name="ce6">
            <text:p>17,067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3407" table:style-name="ce6">
            <text:p>3,407<text:s/></text:p>
          </table:table-cell>
          <table:table-cell table:number-columns-repeated="16264"/>
        </table:table-row>
        <table:table-row table:style-name="ro2">
          <table:table-cell office:value-type="date" office:date-value="2022-05-27T00:00:00" table:style-name="ce5">
            <text:p>2022/5/27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27674" table:style-name="ce6">
            <text:p>27,674<text:s/></text:p>
          </table:table-cell>
          <table:table-cell office:value-type="float" office:value="26202" table:style-name="ce6">
            <text:p>26,202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4404" table:style-name="ce6">
            <text:p>14,404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14742" table:style-name="ce6">
            <text:p>14,742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20231" table:style-name="ce6">
            <text:p>20,231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74643" table:style-name="ce6">
            <text:p>74,643<text:s/></text:p>
          </table:table-cell>
          <table:table-cell office:value-type="float" office:value="27796" table:style-name="ce6">
            <text:p>27,796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15058" table:style-name="ce6">
            <text:p>15,058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17807" table:style-name="ce6">
            <text:p>17,807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16015" table:style-name="ce6">
            <text:p>16,015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14550" table:style-name="ce6">
            <text:p>14,550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23509" table:style-name="ce6">
            <text:p>23,509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34260" table:style-name="ce6">
            <text:p>34,260<text:s/></text:p>
          </table:table-cell>
          <table:table-cell office:value-type="float" office:value="12504" table:style-name="ce6">
            <text:p>12,504<text:s/></text:p>
          </table:table-cell>
          <table:table-cell office:value-type="float" office:value="21199" table:style-name="ce6">
            <text:p>21,199<text:s/></text:p>
          </table:table-cell>
          <table:table-cell office:value-type="float" office:value="21854" table:style-name="ce6">
            <text:p>21,854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38783" table:style-name="ce6">
            <text:p>38,783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15647" table:style-name="ce6">
            <text:p>15,647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25463" table:style-name="ce6">
            <text:p>25,463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15754" table:style-name="ce6">
            <text:p>15,754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7945" table:style-name="ce6">
            <text:p>17,945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882" table:style-name="ce6">
            <text:p>882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3524" table:style-name="ce6">
            <text:p>3,524<text:s/></text:p>
          </table:table-cell>
          <table:table-cell table:number-columns-repeated="16264"/>
        </table:table-row>
        <table:table-row table:style-name="ro2">
          <table:table-cell office:value-type="date" office:date-value="2022-05-28T00:00:00" table:style-name="ce5">
            <text:p>2022/5/28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22096" table:style-name="ce6">
            <text:p>22,096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883" table:style-name="ce6">
            <text:p>883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1270" table:style-name="ce6">
            <text:p>1,270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15885" table:style-name="ce6">
            <text:p>15,885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59203" table:style-name="ce6">
            <text:p>59,203<text:s/></text:p>
          </table:table-cell>
          <table:table-cell office:value-type="float" office:value="26933" table:style-name="ce6">
            <text:p>26,933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16440" table:style-name="ce6">
            <text:p>16,440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0144" table:style-name="ce6">
            <text:p>10,144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17408" table:style-name="ce6">
            <text:p>17,408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33130" table:style-name="ce6">
            <text:p>33,130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18787" table:style-name="ce6">
            <text:p>18,787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28503" table:style-name="ce6">
            <text:p>28,503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1600" table:style-name="ce6">
            <text:p>1,600<text:s/></text:p>
          </table:table-cell>
          <table:table-cell table:number-columns-repeated="16264"/>
        </table:table-row>
        <table:table-row table:style-name="ro2">
          <table:table-cell office:value-type="date" office:date-value="2022-05-29T00:00:00" table:style-name="ce5">
            <text:p>2022/5/29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17309" table:style-name="ce6">
            <text:p>17,309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8709" table:style-name="ce6">
            <text:p>8,709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52608" table:style-name="ce6">
            <text:p>52,608<text:s/></text:p>
          </table:table-cell>
          <table:table-cell office:value-type="float" office:value="21950" table:style-name="ce6">
            <text:p>21,950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13786" table:style-name="ce6">
            <text:p>13,786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27046" table:style-name="ce6">
            <text:p>27,046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15047" table:style-name="ce6">
            <text:p>15,047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23555" table:style-name="ce6">
            <text:p>23,555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580" table:style-name="ce6">
            <text:p>580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624" table:style-name="ce6">
            <text:p>624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1589" table:style-name="ce6">
            <text:p>1,589<text:s/></text:p>
          </table:table-cell>
          <table:table-cell table:number-columns-repeated="16264"/>
        </table:table-row>
        <table:table-row table:style-name="ro2">
          <table:table-cell office:value-type="date" office:date-value="2022-05-30T00:00:00" table:style-name="ce5">
            <text:p>2022/5/30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26057" table:style-name="ce6">
            <text:p>26,057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16418" table:style-name="ce6">
            <text:p>16,418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12806" table:style-name="ce6">
            <text:p>12,806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18825" table:style-name="ce6">
            <text:p>18,825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21823" table:style-name="ce6">
            <text:p>21,823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15902" table:style-name="ce6">
            <text:p>15,902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6186" table:style-name="ce6">
            <text:p>16,186<text:s/></text:p>
          </table:table-cell>
          <table:table-cell office:value-type="float" office:value="62445" table:style-name="ce6">
            <text:p>62,445<text:s/></text:p>
          </table:table-cell>
          <table:table-cell office:value-type="float" office:value="23550" table:style-name="ce6">
            <text:p>23,550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4137" table:style-name="ce6">
            <text:p>14,137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18274" table:style-name="ce6">
            <text:p>18,274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22734" table:style-name="ce6">
            <text:p>22,734<text:s/></text:p>
          </table:table-cell>
          <table:table-cell office:value-type="float" office:value="16864" table:style-name="ce6">
            <text:p>16,864<text:s/></text:p>
          </table:table-cell>
          <table:table-cell office:value-type="float" office:value="14692" table:style-name="ce6">
            <text:p>14,692<text:s/></text:p>
          </table:table-cell>
          <table:table-cell office:value-type="float" office:value="30264" table:style-name="ce6">
            <text:p>30,264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7688" table:style-name="ce6">
            <text:p>17,688<text:s/></text:p>
          </table:table-cell>
          <table:table-cell office:value-type="float" office:value="18598" table:style-name="ce6">
            <text:p>18,598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33923" table:style-name="ce6">
            <text:p>33,923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14872" table:style-name="ce6">
            <text:p>14,872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24057" table:style-name="ce6">
            <text:p>24,057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505" table:style-name="ce6">
            <text:p>3,505<text:s/></text:p>
          </table:table-cell>
          <table:table-cell table:number-columns-repeated="16264"/>
        </table:table-row>
        <table:table-row table:style-name="ro2">
          <table:table-cell office:value-type="date" office:date-value="2022-05-31T00:00:00" table:style-name="ce5">
            <text:p>2022/5/31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27289" table:style-name="ce6">
            <text:p>27,289<text:s/></text:p>
          </table:table-cell>
          <table:table-cell office:value-type="float" office:value="20964" table:style-name="ce6">
            <text:p>20,964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14702" table:style-name="ce6">
            <text:p>14,702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9727" table:style-name="ce6">
            <text:p>19,727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22341" table:style-name="ce6">
            <text:p>22,341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16439" table:style-name="ce6">
            <text:p>16,439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16235" table:style-name="ce6">
            <text:p>16,235<text:s/></text:p>
          </table:table-cell>
          <table:table-cell office:value-type="float" office:value="62823" table:style-name="ce6">
            <text:p>62,823<text:s/></text:p>
          </table:table-cell>
          <table:table-cell office:value-type="float" office:value="25231" table:style-name="ce6">
            <text:p>25,231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4392" table:style-name="ce6">
            <text:p>14,392<text:s/></text:p>
          </table:table-cell>
          <table:table-cell office:value-type="float" office:value="14288" table:style-name="ce6">
            <text:p>14,288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18206" table:style-name="ce6">
            <text:p>18,206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6498" table:style-name="ce6">
            <text:p>16,498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15545" table:style-name="ce6">
            <text:p>15,545<text:s/></text:p>
          </table:table-cell>
          <table:table-cell office:value-type="float" office:value="23502" table:style-name="ce6">
            <text:p>23,502<text:s/></text:p>
          </table:table-cell>
          <table:table-cell office:value-type="float" office:value="23836" table:style-name="ce6">
            <text:p>23,836<text:s/></text:p>
          </table:table-cell>
          <table:table-cell office:value-type="float" office:value="17203" table:style-name="ce6">
            <text:p>17,203<text:s/></text:p>
          </table:table-cell>
          <table:table-cell office:value-type="float" office:value="14601" table:style-name="ce6">
            <text:p>14,601<text:s/></text:p>
          </table:table-cell>
          <table:table-cell office:value-type="float" office:value="31348" table:style-name="ce6">
            <text:p>31,348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8096" table:style-name="ce6">
            <text:p>18,096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35653" table:style-name="ce6">
            <text:p>35,653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15218" table:style-name="ce6">
            <text:p>15,218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25157" table:style-name="ce6">
            <text:p>25,157<text:s/></text:p>
          </table:table-cell>
          <table:table-cell office:value-type="float" office:value="14086" table:style-name="ce6">
            <text:p>14,086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10630" table:style-name="ce6">
            <text:p>10,630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1044" table:style-name="ce6">
            <text:p>1,044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3437" table:style-name="ce6">
            <text:p>3,437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5-01T00:00:00" table:style-name="ce5">
            <text:p>2022/5/1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18567" table:style-name="ce6">
            <text:p>18,567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1021" table:style-name="ce6">
            <text:p>1,021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4556" table:style-name="ce6">
            <text:p>4,556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52908" table:style-name="ce6">
            <text:p>52,908<text:s/></text:p>
          </table:table-cell>
          <table:table-cell office:value-type="float" office:value="21265" table:style-name="ce6">
            <text:p>21,265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8004" table:style-name="ce6">
            <text:p>8,004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1343" table:style-name="ce6">
            <text:p>11,343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777" table:style-name="ce6">
            <text:p>777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14127" table:style-name="ce6">
            <text:p>14,127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3713" table:style-name="ce6">
            <text:p>13,713<text:s/></text:p>
          </table:table-cell>
          <table:table-cell office:value-type="float" office:value="14196" table:style-name="ce6">
            <text:p>14,196<text:s/></text:p>
          </table:table-cell>
          <table:table-cell office:value-type="float" office:value="9289" table:style-name="ce6">
            <text:p>9,289<text:s/></text:p>
          </table:table-cell>
          <table:table-cell office:value-type="float" office:value="11558" table:style-name="ce6">
            <text:p>11,558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26126" table:style-name="ce6">
            <text:p>26,126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5443" table:style-name="ce6">
            <text:p>5,443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519" table:style-name="ce6">
            <text:p>519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525" table:style-name="ce6">
            <text:p>525<text:s/></text:p>
          </table:table-cell>
          <table:table-cell office:value-type="float" office:value="621" table:style-name="ce6">
            <text:p>621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971" table:style-name="ce6">
            <text:p>971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1322" table:style-name="ce6">
            <text:p>1,322<text:s/></text:p>
          </table:table-cell>
          <table:table-cell table:number-columns-repeated="16264"/>
        </table:table-row>
        <table:table-row table:style-name="ro2">
          <table:table-cell office:value-type="date" office:date-value="2022-05-02T00:00:00" table:style-name="ce5">
            <text:p>2022/5/2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20729" table:style-name="ce6">
            <text:p>20,729<text:s/></text:p>
          </table:table-cell>
          <table:table-cell office:value-type="float" office:value="10630" table:style-name="ce6">
            <text:p>10,630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13793" table:style-name="ce6">
            <text:p>13,793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12914" table:style-name="ce6">
            <text:p>12,914<text:s/></text:p>
          </table:table-cell>
          <table:table-cell office:value-type="float" office:value="70065" table:style-name="ce6">
            <text:p>70,065<text:s/></text:p>
          </table:table-cell>
          <table:table-cell office:value-type="float" office:value="20196" table:style-name="ce6">
            <text:p>20,196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14357" table:style-name="ce6">
            <text:p>14,357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16038" table:style-name="ce6">
            <text:p>16,038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18327" table:style-name="ce6">
            <text:p>18,327<text:s/></text:p>
          </table:table-cell>
          <table:table-cell office:value-type="float" office:value="17152" table:style-name="ce6">
            <text:p>17,152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12382" table:style-name="ce6">
            <text:p>12,382<text:s/></text:p>
          </table:table-cell>
          <table:table-cell office:value-type="float" office:value="25882" table:style-name="ce6">
            <text:p>25,882<text:s/></text:p>
          </table:table-cell>
          <table:table-cell office:value-type="float" office:value="8034" table:style-name="ce6">
            <text:p>8,034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28769" table:style-name="ce6">
            <text:p>28,769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1433" table:style-name="ce6">
            <text:p>1,433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522" table:style-name="ce6">
            <text:p>522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673" table:style-name="ce6">
            <text:p>673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1504" table:style-name="ce6">
            <text:p>1,504<text:s/></text:p>
          </table:table-cell>
          <table:table-cell table:number-columns-repeated="16264"/>
        </table:table-row>
        <table:table-row table:style-name="ro2">
          <table:table-cell office:value-type="date" office:date-value="2022-05-03T00:00:00" table:style-name="ce5">
            <text:p>2022/5/3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27165" table:style-name="ce6">
            <text:p>27,165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16293" table:style-name="ce6">
            <text:p>16,293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16282" table:style-name="ce6">
            <text:p>16,282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21562" table:style-name="ce6">
            <text:p>21,562<text:s/></text:p>
          </table:table-cell>
          <table:table-cell office:value-type="float" office:value="16635" table:style-name="ce6">
            <text:p>16,635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22747" table:style-name="ce6">
            <text:p>22,747<text:s/></text:p>
          </table:table-cell>
          <table:table-cell office:value-type="float" office:value="17098" table:style-name="ce6">
            <text:p>17,098<text:s/></text:p>
          </table:table-cell>
          <table:table-cell office:value-type="float" office:value="17769" table:style-name="ce6">
            <text:p>17,769<text:s/></text:p>
          </table:table-cell>
          <table:table-cell office:value-type="float" office:value="14397" table:style-name="ce6">
            <text:p>14,397<text:s/></text:p>
          </table:table-cell>
          <table:table-cell office:value-type="float" office:value="16829" table:style-name="ce6">
            <text:p>16,829<text:s/></text:p>
          </table:table-cell>
          <table:table-cell office:value-type="float" office:value="70210" table:style-name="ce6">
            <text:p>70,210<text:s/></text:p>
          </table:table-cell>
          <table:table-cell office:value-type="float" office:value="24172" table:style-name="ce6">
            <text:p>24,172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15780" table:style-name="ce6">
            <text:p>15,780<text:s/></text:p>
          </table:table-cell>
          <table:table-cell office:value-type="float" office:value="16054" table:style-name="ce6">
            <text:p>16,054<text:s/></text:p>
          </table:table-cell>
          <table:table-cell office:value-type="float" office:value="15712" table:style-name="ce6">
            <text:p>15,712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20224" table:style-name="ce6">
            <text:p>20,224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22938" table:style-name="ce6">
            <text:p>22,938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15835" table:style-name="ce6">
            <text:p>15,835<text:s/></text:p>
          </table:table-cell>
          <table:table-cell office:value-type="float" office:value="18442" table:style-name="ce6">
            <text:p>18,442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21158" table:style-name="ce6">
            <text:p>21,158<text:s/></text:p>
          </table:table-cell>
          <table:table-cell office:value-type="float" office:value="26884" table:style-name="ce6">
            <text:p>26,884<text:s/></text:p>
          </table:table-cell>
          <table:table-cell office:value-type="float" office:value="17776" table:style-name="ce6">
            <text:p>17,776<text:s/></text:p>
          </table:table-cell>
          <table:table-cell office:value-type="float" office:value="15584" table:style-name="ce6">
            <text:p>15,584<text:s/></text:p>
          </table:table-cell>
          <table:table-cell office:value-type="float" office:value="31335" table:style-name="ce6">
            <text:p>31,335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19880" table:style-name="ce6">
            <text:p>19,880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35694" table:style-name="ce6">
            <text:p>35,694<text:s/></text:p>
          </table:table-cell>
          <table:table-cell office:value-type="float" office:value="14501" table:style-name="ce6">
            <text:p>14,501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6557" table:style-name="ce6">
            <text:p>16,557<text:s/></text:p>
          </table:table-cell>
          <table:table-cell office:value-type="float" office:value="15862" table:style-name="ce6">
            <text:p>15,862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18529" table:style-name="ce6">
            <text:p>18,529<text:s/></text:p>
          </table:table-cell>
          <table:table-cell office:value-type="float" office:value="14514" table:style-name="ce6">
            <text:p>14,514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906" table:style-name="ce6">
            <text:p>906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3699" table:style-name="ce6">
            <text:p>3,699<text:s/></text:p>
          </table:table-cell>
          <table:table-cell table:number-columns-repeated="16264"/>
        </table:table-row>
        <table:table-row table:style-name="ro2">
          <table:table-cell office:value-type="date" office:date-value="2022-05-04T00:00:00" table:style-name="ce5">
            <text:p>2022/5/4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9408" table:style-name="ce6">
            <text:p>9,408<text:s/></text:p>
          </table:table-cell>
          <table:table-cell office:value-type="float" office:value="27253" table:style-name="ce6">
            <text:p>27,253<text:s/></text:p>
          </table:table-cell>
          <table:table-cell office:value-type="float" office:value="24625" table:style-name="ce6">
            <text:p>24,625<text:s/></text:p>
          </table:table-cell>
          <table:table-cell office:value-type="float" office:value="16418" table:style-name="ce6">
            <text:p>16,418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19868" table:style-name="ce6">
            <text:p>19,868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16050" table:style-name="ce6">
            <text:p>16,050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17223" table:style-name="ce6">
            <text:p>17,223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21487" table:style-name="ce6">
            <text:p>21,487<text:s/></text:p>
          </table:table-cell>
          <table:table-cell office:value-type="float" office:value="16042" table:style-name="ce6">
            <text:p>16,042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22797" table:style-name="ce6">
            <text:p>22,797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17910" table:style-name="ce6">
            <text:p>17,910<text:s/></text:p>
          </table:table-cell>
          <table:table-cell office:value-type="float" office:value="14355" table:style-name="ce6">
            <text:p>14,355<text:s/></text:p>
          </table:table-cell>
          <table:table-cell office:value-type="float" office:value="17122" table:style-name="ce6">
            <text:p>17,122<text:s/></text:p>
          </table:table-cell>
          <table:table-cell office:value-type="float" office:value="68209" table:style-name="ce6">
            <text:p>68,209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15497" table:style-name="ce6">
            <text:p>15,497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16957" table:style-name="ce6">
            <text:p>16,957<text:s/></text:p>
          </table:table-cell>
          <table:table-cell office:value-type="float" office:value="16061" table:style-name="ce6">
            <text:p>16,061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20704" table:style-name="ce6">
            <text:p>20,704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22358" table:style-name="ce6">
            <text:p>22,358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18066" table:style-name="ce6">
            <text:p>18,066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21619" table:style-name="ce6">
            <text:p>21,619<text:s/></text:p>
          </table:table-cell>
          <table:table-cell office:value-type="float" office:value="26930" table:style-name="ce6">
            <text:p>26,930<text:s/></text:p>
          </table:table-cell>
          <table:table-cell office:value-type="float" office:value="17730" table:style-name="ce6">
            <text:p>17,730<text:s/></text:p>
          </table:table-cell>
          <table:table-cell office:value-type="float" office:value="15550" table:style-name="ce6">
            <text:p>15,550<text:s/></text:p>
          </table:table-cell>
          <table:table-cell office:value-type="float" office:value="32395" table:style-name="ce6">
            <text:p>32,395<text:s/></text:p>
          </table:table-cell>
          <table:table-cell office:value-type="float" office:value="14909" table:style-name="ce6">
            <text:p>14,909<text:s/></text:p>
          </table:table-cell>
          <table:table-cell office:value-type="float" office:value="21137" table:style-name="ce6">
            <text:p>21,137<text:s/></text:p>
          </table:table-cell>
          <table:table-cell office:value-type="float" office:value="20277" table:style-name="ce6">
            <text:p>20,277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36126" table:style-name="ce6">
            <text:p>36,126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5825" table:style-name="ce6">
            <text:p>15,825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14072" table:style-name="ce6">
            <text:p>14,072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15703" table:style-name="ce6">
            <text:p>15,703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18573" table:style-name="ce6">
            <text:p>18,573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640" table:style-name="ce6">
            <text:p>3,640<text:s/></text:p>
          </table:table-cell>
          <table:table-cell table:number-columns-repeated="16264"/>
        </table:table-row>
        <table:table-row table:style-name="ro2">
          <table:table-cell office:value-type="date" office:date-value="2022-05-05T00:00:00" table:style-name="ce5">
            <text:p>2022/5/5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26351" table:style-name="ce6">
            <text:p>26,351<text:s/></text:p>
          </table:table-cell>
          <table:table-cell office:value-type="float" office:value="24287" table:style-name="ce6">
            <text:p>24,287<text:s/></text:p>
          </table:table-cell>
          <table:table-cell office:value-type="float" office:value="15588" table:style-name="ce6">
            <text:p>15,588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15612" table:style-name="ce6">
            <text:p>15,612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6798" table:style-name="ce6">
            <text:p>6,798<text:s/></text:p>
          </table:table-cell>
          <table:table-cell office:value-type="float" office:value="16937" table:style-name="ce6">
            <text:p>16,937<text:s/></text:p>
          </table:table-cell>
          <table:table-cell office:value-type="float" office:value="10748" table:style-name="ce6">
            <text:p>10,748<text:s/></text:p>
          </table:table-cell>
          <table:table-cell office:value-type="float" office:value="21273" table:style-name="ce6">
            <text:p>21,273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21931" table:style-name="ce6">
            <text:p>21,931<text:s/></text:p>
          </table:table-cell>
          <table:table-cell office:value-type="float" office:value="16268" table:style-name="ce6">
            <text:p>16,268<text:s/></text:p>
          </table:table-cell>
          <table:table-cell office:value-type="float" office:value="17165" table:style-name="ce6">
            <text:p>17,165<text:s/></text:p>
          </table:table-cell>
          <table:table-cell office:value-type="float" office:value="13996" table:style-name="ce6">
            <text:p>13,996<text:s/></text:p>
          </table:table-cell>
          <table:table-cell office:value-type="float" office:value="16083" table:style-name="ce6">
            <text:p>16,083<text:s/></text:p>
          </table:table-cell>
          <table:table-cell office:value-type="float" office:value="67010" table:style-name="ce6">
            <text:p>67,010<text:s/></text:p>
          </table:table-cell>
          <table:table-cell office:value-type="float" office:value="24694" table:style-name="ce6">
            <text:p>24,694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16367" table:style-name="ce6">
            <text:p>16,367<text:s/></text:p>
          </table:table-cell>
          <table:table-cell office:value-type="float" office:value="15672" table:style-name="ce6">
            <text:p>15,672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19859" table:style-name="ce6">
            <text:p>19,859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22228" table:style-name="ce6">
            <text:p>22,228<text:s/></text:p>
          </table:table-cell>
          <table:table-cell office:value-type="float" office:value="6452" table:style-name="ce6">
            <text:p>6,452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5434" table:style-name="ce6">
            <text:p>5,434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17357" table:style-name="ce6">
            <text:p>17,357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20926" table:style-name="ce6">
            <text:p>20,926<text:s/></text:p>
          </table:table-cell>
          <table:table-cell office:value-type="float" office:value="25982" table:style-name="ce6">
            <text:p>25,982<text:s/></text:p>
          </table:table-cell>
          <table:table-cell office:value-type="float" office:value="17235" table:style-name="ce6">
            <text:p>17,235<text:s/></text:p>
          </table:table-cell>
          <table:table-cell office:value-type="float" office:value="15185" table:style-name="ce6">
            <text:p>15,185<text:s/></text:p>
          </table:table-cell>
          <table:table-cell office:value-type="float" office:value="30754" table:style-name="ce6">
            <text:p>30,754<text:s/></text:p>
          </table:table-cell>
          <table:table-cell office:value-type="float" office:value="14413" table:style-name="ce6">
            <text:p>14,413<text:s/></text:p>
          </table:table-cell>
          <table:table-cell office:value-type="float" office:value="20666" table:style-name="ce6">
            <text:p>20,666<text:s/></text:p>
          </table:table-cell>
          <table:table-cell office:value-type="float" office:value="19883" table:style-name="ce6">
            <text:p>19,883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34754" table:style-name="ce6">
            <text:p>34,754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5373" table:style-name="ce6">
            <text:p>15,373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25264" table:style-name="ce6">
            <text:p>25,264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17969" table:style-name="ce6">
            <text:p>17,969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3608" table:style-name="ce6">
            <text:p>3,608<text:s/></text:p>
          </table:table-cell>
          <table:table-cell table:number-columns-repeated="16264"/>
        </table:table-row>
        <table:table-row table:style-name="ro2">
          <table:table-cell office:value-type="date" office:date-value="2022-05-06T00:00:00" table:style-name="ce5">
            <text:p>2022/5/6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25836" table:style-name="ce6">
            <text:p>25,836<text:s/></text:p>
          </table:table-cell>
          <table:table-cell office:value-type="float" office:value="27500" table:style-name="ce6">
            <text:p>27,500<text:s/></text:p>
          </table:table-cell>
          <table:table-cell office:value-type="float" office:value="15177" table:style-name="ce6">
            <text:p>15,177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20233" table:style-name="ce6">
            <text:p>20,233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18657" table:style-name="ce6">
            <text:p>18,657<text:s/></text:p>
          </table:table-cell>
          <table:table-cell office:value-type="float" office:value="11461" table:style-name="ce6">
            <text:p>11,461<text:s/></text:p>
          </table:table-cell>
          <table:table-cell office:value-type="float" office:value="21502" table:style-name="ce6">
            <text:p>21,502<text:s/></text:p>
          </table:table-cell>
          <table:table-cell office:value-type="float" office:value="15722" table:style-name="ce6">
            <text:p>15,722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22428" table:style-name="ce6">
            <text:p>22,428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76628" table:style-name="ce6">
            <text:p>76,628<text:s/></text:p>
          </table:table-cell>
          <table:table-cell office:value-type="float" office:value="27826" table:style-name="ce6">
            <text:p>27,826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15205" table:style-name="ce6">
            <text:p>15,205<text:s/></text:p>
          </table:table-cell>
          <table:table-cell office:value-type="float" office:value="15957" table:style-name="ce6">
            <text:p>15,957<text:s/></text:p>
          </table:table-cell>
          <table:table-cell office:value-type="float" office:value="15498" table:style-name="ce6">
            <text:p>15,498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6402" table:style-name="ce6">
            <text:p>16,402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20360" table:style-name="ce6">
            <text:p>20,360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12420" table:style-name="ce6">
            <text:p>12,420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24902" table:style-name="ce6">
            <text:p>24,902<text:s/></text:p>
          </table:table-cell>
          <table:table-cell office:value-type="float" office:value="6371" table:style-name="ce6">
            <text:p>6,371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14615" table:style-name="ce6">
            <text:p>14,615<text:s/></text:p>
          </table:table-cell>
          <table:table-cell office:value-type="float" office:value="17374" table:style-name="ce6">
            <text:p>17,374<text:s/></text:p>
          </table:table-cell>
          <table:table-cell office:value-type="float" office:value="19066" table:style-name="ce6">
            <text:p>19,066<text:s/></text:p>
          </table:table-cell>
          <table:table-cell office:value-type="float" office:value="22905" table:style-name="ce6">
            <text:p>22,905<text:s/></text:p>
          </table:table-cell>
          <table:table-cell office:value-type="float" office:value="26501" table:style-name="ce6">
            <text:p>26,501<text:s/></text:p>
          </table:table-cell>
          <table:table-cell office:value-type="float" office:value="17686" table:style-name="ce6">
            <text:p>17,686<text:s/></text:p>
          </table:table-cell>
          <table:table-cell office:value-type="float" office:value="15539" table:style-name="ce6">
            <text:p>15,539<text:s/></text:p>
          </table:table-cell>
          <table:table-cell office:value-type="float" office:value="33983" table:style-name="ce6">
            <text:p>33,983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36987" table:style-name="ce6">
            <text:p>36,987<text:s/></text:p>
          </table:table-cell>
          <table:table-cell office:value-type="float" office:value="14065" table:style-name="ce6">
            <text:p>14,065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23992" table:style-name="ce6">
            <text:p>23,992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15518" table:style-name="ce6">
            <text:p>15,518<text:s/></text:p>
          </table:table-cell>
          <table:table-cell office:value-type="float" office:value="15262" table:style-name="ce6">
            <text:p>15,262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17534" table:style-name="ce6">
            <text:p>17,534<text:s/></text:p>
          </table:table-cell>
          <table:table-cell office:value-type="float" office:value="14803" table:style-name="ce6">
            <text:p>14,803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3648" table:style-name="ce6">
            <text:p>3,648<text:s/></text:p>
          </table:table-cell>
          <table:table-cell table:number-columns-repeated="16264"/>
        </table:table-row>
        <table:table-row table:style-name="ro2">
          <table:table-cell office:value-type="date" office:date-value="2022-05-07T00:00:00" table:style-name="ce5">
            <text:p>2022/5/7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21988" table:style-name="ce6">
            <text:p>21,988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13620" table:style-name="ce6">
            <text:p>13,620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53796" table:style-name="ce6">
            <text:p>53,796<text:s/></text:p>
          </table:table-cell>
          <table:table-cell office:value-type="float" office:value="23266" table:style-name="ce6">
            <text:p>23,266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12396" table:style-name="ce6">
            <text:p>12,396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17436" table:style-name="ce6">
            <text:p>17,436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15766" table:style-name="ce6">
            <text:p>15,766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11735" table:style-name="ce6">
            <text:p>11,735<text:s/></text:p>
          </table:table-cell>
          <table:table-cell office:value-type="float" office:value="27488" table:style-name="ce6">
            <text:p>27,488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25578" table:style-name="ce6">
            <text:p>25,578<text:s/></text:p>
          </table:table-cell>
          <table:table-cell office:value-type="float" office:value="8382" table:style-name="ce6">
            <text:p>8,382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5508" table:style-name="ce6">
            <text:p>5,508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590" table:style-name="ce6">
            <text:p>590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1527" table:style-name="ce6">
            <text:p>1,527<text:s/></text:p>
          </table:table-cell>
          <table:table-cell table:number-columns-repeated="16264"/>
        </table:table-row>
        <table:table-row table:style-name="ro2">
          <table:table-cell office:value-type="date" office:date-value="2022-05-08T00:00:00" table:style-name="ce5">
            <text:p>2022/5/8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58966" table:style-name="ce6">
            <text:p>58,966<text:s/></text:p>
          </table:table-cell>
          <table:table-cell office:value-type="float" office:value="16936" table:style-name="ce6">
            <text:p>16,936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20907" table:style-name="ce6">
            <text:p>20,907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10211" table:style-name="ce6">
            <text:p>10,211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20630" table:style-name="ce6">
            <text:p>20,630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405" table:style-name="ce6">
            <text:p>405<text:s/></text:p>
          </table:table-cell>
          <table:table-cell office:value-type="float" office:value="561" table:style-name="ce6">
            <text:p>561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1153" table:style-name="ce6">
            <text:p>1,153<text:s/></text:p>
          </table:table-cell>
          <table:table-cell table:number-columns-repeated="16264"/>
        </table:table-row>
        <table:table-row table:style-name="ro2">
          <table:table-cell office:value-type="date" office:date-value="2022-05-09T00:00:00" table:style-name="ce5">
            <text:p>2022/5/9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23910" table:style-name="ce6">
            <text:p>23,910<text:s/></text:p>
          </table:table-cell>
          <table:table-cell office:value-type="float" office:value="20935" table:style-name="ce6">
            <text:p>20,935<text:s/></text:p>
          </table:table-cell>
          <table:table-cell office:value-type="float" office:value="14369" table:style-name="ce6">
            <text:p>14,369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9683" table:style-name="ce6">
            <text:p>9,683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17522" table:style-name="ce6">
            <text:p>17,522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18052" table:style-name="ce6">
            <text:p>18,052<text:s/></text:p>
          </table:table-cell>
          <table:table-cell office:value-type="float" office:value="14028" table:style-name="ce6">
            <text:p>14,028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19748" table:style-name="ce6">
            <text:p>19,748<text:s/></text:p>
          </table:table-cell>
          <table:table-cell office:value-type="float" office:value="14820" table:style-name="ce6">
            <text:p>14,820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12353" table:style-name="ce6">
            <text:p>12,353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66112" table:style-name="ce6">
            <text:p>66,112<text:s/></text:p>
          </table:table-cell>
          <table:table-cell office:value-type="float" office:value="21250" table:style-name="ce6">
            <text:p>21,250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9181" table:style-name="ce6">
            <text:p>19,181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13426" table:style-name="ce6">
            <text:p>13,426<text:s/></text:p>
          </table:table-cell>
          <table:table-cell office:value-type="float" office:value="15612" table:style-name="ce6">
            <text:p>15,612<text:s/></text:p>
          </table:table-cell>
          <table:table-cell office:value-type="float" office:value="16529" table:style-name="ce6">
            <text:p>16,529<text:s/></text:p>
          </table:table-cell>
          <table:table-cell office:value-type="float" office:value="19648" table:style-name="ce6">
            <text:p>19,648<text:s/></text:p>
          </table:table-cell>
          <table:table-cell office:value-type="float" office:value="23486" table:style-name="ce6">
            <text:p>23,486<text:s/></text:p>
          </table:table-cell>
          <table:table-cell office:value-type="float" office:value="15814" table:style-name="ce6">
            <text:p>15,814<text:s/></text:p>
          </table:table-cell>
          <table:table-cell office:value-type="float" office:value="13561" table:style-name="ce6">
            <text:p>13,561<text:s/></text:p>
          </table:table-cell>
          <table:table-cell office:value-type="float" office:value="27607" table:style-name="ce6">
            <text:p>27,607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17082" table:style-name="ce6">
            <text:p>17,082<text:s/></text:p>
          </table:table-cell>
          <table:table-cell office:value-type="float" office:value="17186" table:style-name="ce6">
            <text:p>17,186<text:s/></text:p>
          </table:table-cell>
          <table:table-cell office:value-type="float" office:value="11200" table:style-name="ce6">
            <text:p>11,200<text:s/></text:p>
          </table:table-cell>
          <table:table-cell office:value-type="float" office:value="30875" table:style-name="ce6">
            <text:p>30,875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22238" table:style-name="ce6">
            <text:p>22,238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3930" table:style-name="ce6">
            <text:p>13,930<text:s/></text:p>
          </table:table-cell>
          <table:table-cell office:value-type="float" office:value="14136" table:style-name="ce6">
            <text:p>14,136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3350" table:style-name="ce6">
            <text:p>3,350<text:s/></text:p>
          </table:table-cell>
          <table:table-cell table:number-columns-repeated="16264"/>
        </table:table-row>
        <table:table-row table:style-name="ro2">
          <table:table-cell office:value-type="date" office:date-value="2022-05-10T00:00:00" table:style-name="ce5">
            <text:p>2022/5/10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24869" table:style-name="ce6">
            <text:p>24,869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14545" table:style-name="ce6">
            <text:p>14,545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8909" table:style-name="ce6">
            <text:p>18,909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15606" table:style-name="ce6">
            <text:p>15,606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5239" table:style-name="ce6">
            <text:p>15,239<text:s/></text:p>
          </table:table-cell>
          <table:table-cell office:value-type="float" office:value="61418" table:style-name="ce6">
            <text:p>61,418<text:s/></text:p>
          </table:table-cell>
          <table:table-cell office:value-type="float" office:value="22249" table:style-name="ce6">
            <text:p>22,249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17936" table:style-name="ce6">
            <text:p>17,936<text:s/>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5738" table:style-name="ce6">
            <text:p>15,738<text:s/></text:p>
          </table:table-cell>
          <table:table-cell office:value-type="float" office:value="16799" table:style-name="ce6">
            <text:p>16,799<text:s/></text:p>
          </table:table-cell>
          <table:table-cell office:value-type="float" office:value="19369" table:style-name="ce6">
            <text:p>19,369<text:s/></text:p>
          </table:table-cell>
          <table:table-cell office:value-type="float" office:value="23880" table:style-name="ce6">
            <text:p>23,880<text:s/></text:p>
          </table:table-cell>
          <table:table-cell office:value-type="float" office:value="16145" table:style-name="ce6">
            <text:p>16,145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28010" table:style-name="ce6">
            <text:p>28,010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7648" table:style-name="ce6">
            <text:p>17,648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31635" table:style-name="ce6">
            <text:p>31,635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7083" table:style-name="ce6">
            <text:p>7,083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3441" table:style-name="ce6">
            <text:p>3,441<text:s/></text:p>
          </table:table-cell>
          <table:table-cell table:number-columns-repeated="16264"/>
        </table:table-row>
        <table:table-row table:style-name="ro2">
          <table:table-cell office:value-type="date" office:date-value="2022-05-11T00:00:00" table:style-name="ce5">
            <text:p>2022/5/11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8558" table:style-name="ce6">
            <text:p>8,558<text:s/></text:p>
          </table:table-cell>
          <table:table-cell office:value-type="float" office:value="24922" table:style-name="ce6">
            <text:p>24,922<text:s/></text:p>
          </table:table-cell>
          <table:table-cell office:value-type="float" office:value="22346" table:style-name="ce6">
            <text:p>22,346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17370" table:style-name="ce6">
            <text:p>17,370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4217" table:style-name="ce6">
            <text:p>14,217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18971" table:style-name="ce6">
            <text:p>18,971<text:s/></text:p>
          </table:table-cell>
          <table:table-cell office:value-type="float" office:value="14149" table:style-name="ce6">
            <text:p>14,149<text:s/></text:p>
          </table:table-cell>
          <table:table-cell office:value-type="float" office:value="5219" table:style-name="ce6">
            <text:p>5,219<text:s/></text:p>
          </table:table-cell>
          <table:table-cell office:value-type="float" office:value="20675" table:style-name="ce6">
            <text:p>20,675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15222" table:style-name="ce6">
            <text:p>15,222<text:s/></text:p>
          </table:table-cell>
          <table:table-cell office:value-type="float" office:value="60436" table:style-name="ce6">
            <text:p>60,436<text:s/></text:p>
          </table:table-cell>
          <table:table-cell office:value-type="float" office:value="22930" table:style-name="ce6">
            <text:p>22,930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14220" table:style-name="ce6">
            <text:p>14,220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17853" table:style-name="ce6">
            <text:p>17,853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10228" table:style-name="ce6">
            <text:p>10,228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18520" table:style-name="ce6">
            <text:p>18,520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15888" table:style-name="ce6">
            <text:p>15,888<text:s/></text:p>
          </table:table-cell>
          <table:table-cell office:value-type="float" office:value="17122" table:style-name="ce6">
            <text:p>17,122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24269" table:style-name="ce6">
            <text:p>24,269<text:s/></text:p>
          </table:table-cell>
          <table:table-cell office:value-type="float" office:value="16175" table:style-name="ce6">
            <text:p>16,175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29234" table:style-name="ce6">
            <text:p>29,234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17882" table:style-name="ce6">
            <text:p>17,882<text:s/></text:p>
          </table:table-cell>
          <table:table-cell office:value-type="float" office:value="18404" table:style-name="ce6">
            <text:p>18,404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31210" table:style-name="ce6">
            <text:p>31,210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23041" table:style-name="ce6">
            <text:p>23,041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14188" table:style-name="ce6">
            <text:p>14,188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4087" table:style-name="ce6">
            <text:p>4,087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16534" table:style-name="ce6">
            <text:p>16,534<text:s/></text:p>
          </table:table-cell>
          <table:table-cell office:value-type="float" office:value="12434" table:style-name="ce6">
            <text:p>12,434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3465" table:style-name="ce6">
            <text:p>3,465<text:s/></text:p>
          </table:table-cell>
          <table:table-cell table:number-columns-repeated="16264"/>
        </table:table-row>
        <table:table-row table:style-name="ro2">
          <table:table-cell office:value-type="date" office:date-value="2022-05-12T00:00:00" table:style-name="ce5">
            <text:p>2022/5/12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24926" table:style-name="ce6">
            <text:p>24,926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14743" table:style-name="ce6">
            <text:p>14,743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10211" table:style-name="ce6">
            <text:p>10,211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16810" table:style-name="ce6">
            <text:p>16,810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8899" table:style-name="ce6">
            <text:p>8,899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13634" table:style-name="ce6">
            <text:p>13,634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61141" table:style-name="ce6">
            <text:p>61,141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18127" table:style-name="ce6">
            <text:p>18,127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19465" table:style-name="ce6">
            <text:p>19,465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14002" table:style-name="ce6">
            <text:p>14,002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16409" table:style-name="ce6">
            <text:p>16,409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23561" table:style-name="ce6">
            <text:p>23,561<text:s/></text:p>
          </table:table-cell>
          <table:table-cell office:value-type="float" office:value="15814" table:style-name="ce6">
            <text:p>15,814<text:s/></text:p>
          </table:table-cell>
          <table:table-cell office:value-type="float" office:value="13806" table:style-name="ce6">
            <text:p>13,806<text:s/></text:p>
          </table:table-cell>
          <table:table-cell office:value-type="float" office:value="28121" table:style-name="ce6">
            <text:p>28,121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17502" table:style-name="ce6">
            <text:p>17,502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32401" table:style-name="ce6">
            <text:p>32,401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13978" table:style-name="ce6">
            <text:p>13,978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23840" table:style-name="ce6">
            <text:p>23,840<text:s/></text:p>
          </table:table-cell>
          <table:table-cell office:value-type="float" office:value="13048" table:style-name="ce6">
            <text:p>13,048<text:s/></text:p>
          </table:table-cell>
          <table:table-cell office:value-type="float" office:value="14441" table:style-name="ce6">
            <text:p>14,441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3338" table:style-name="ce6">
            <text:p>3,338<text:s/></text:p>
          </table:table-cell>
          <table:table-cell table:number-columns-repeated="16264"/>
        </table:table-row>
        <table:table-row table:style-name="ro2">
          <table:table-cell office:value-type="date" office:date-value="2022-05-13T00:00:00" table:style-name="ce5">
            <text:p>2022/5/13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24944" table:style-name="ce6">
            <text:p>24,944<text:s/></text:p>
          </table:table-cell>
          <table:table-cell office:value-type="float" office:value="24131" table:style-name="ce6">
            <text:p>24,131<text:s/></text:p>
          </table:table-cell>
          <table:table-cell office:value-type="float" office:value="14230" table:style-name="ce6">
            <text:p>14,230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17375" table:style-name="ce6">
            <text:p>17,375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14569" table:style-name="ce6">
            <text:p>14,569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15395" table:style-name="ce6">
            <text:p>15,395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19631" table:style-name="ce6">
            <text:p>19,631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4863" table:style-name="ce6">
            <text:p>14,863<text:s/></text:p>
          </table:table-cell>
          <table:table-cell office:value-type="float" office:value="67497" table:style-name="ce6">
            <text:p>67,497<text:s/></text:p>
          </table:table-cell>
          <table:table-cell office:value-type="float" office:value="26251" table:style-name="ce6">
            <text:p>26,251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14178" table:style-name="ce6">
            <text:p>14,178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18660" table:style-name="ce6">
            <text:p>18,660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20088" table:style-name="ce6">
            <text:p>20,088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14401" table:style-name="ce6">
            <text:p>14,401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20835" table:style-name="ce6">
            <text:p>20,835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16373" table:style-name="ce6">
            <text:p>16,373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31671" table:style-name="ce6">
            <text:p>31,671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18781" table:style-name="ce6">
            <text:p>18,781<text:s/></text:p>
          </table:table-cell>
          <table:table-cell office:value-type="float" office:value="20005" table:style-name="ce6">
            <text:p>20,005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34772" table:style-name="ce6">
            <text:p>34,772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23694" table:style-name="ce6">
            <text:p>23,694<text:s/></text:p>
          </table:table-cell>
          <table:table-cell office:value-type="float" office:value="12858" table:style-name="ce6">
            <text:p>12,858<text:s/></text:p>
          </table:table-cell>
          <table:table-cell office:value-type="float" office:value="14426" table:style-name="ce6">
            <text:p>14,426<text:s/></text:p>
          </table:table-cell>
          <table:table-cell office:value-type="float" office:value="14072" table:style-name="ce6">
            <text:p>14,072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410" table:style-name="ce6">
            <text:p>3,410<text:s/></text:p>
          </table:table-cell>
          <table:table-cell table:number-columns-repeated="16264"/>
        </table:table-row>
        <table:table-row table:style-name="ro2">
          <table:table-cell office:value-type="date" office:date-value="2022-05-14T00:00:00" table:style-name="ce5">
            <text:p>2022/5/14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19712" table:style-name="ce6">
            <text:p>19,712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49248" table:style-name="ce6">
            <text:p>49,248<text:s/></text:p>
          </table:table-cell>
          <table:table-cell office:value-type="float" office:value="22156" table:style-name="ce6">
            <text:p>22,156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25826" table:style-name="ce6">
            <text:p>25,826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24658" table:style-name="ce6">
            <text:p>24,658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443" table:style-name="ce6">
            <text:p>443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1386" table:style-name="ce6">
            <text:p>1,386<text:s/></text:p>
          </table:table-cell>
          <table:table-cell table:number-columns-repeated="16264"/>
        </table:table-row>
        <table:table-row table:style-name="ro2">
          <table:table-cell office:value-type="date" office:date-value="2022-05-15T00:00:00" table:style-name="ce5">
            <text:p>2022/5/15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997" table:style-name="ce6">
            <text:p>997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693" table:style-name="ce6">
            <text:p>693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51166" table:style-name="ce6">
            <text:p>51,166<text:s/></text:p>
          </table:table-cell>
          <table:table-cell office:value-type="float" office:value="18024" table:style-name="ce6">
            <text:p>18,024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8043" table:style-name="ce6">
            <text:p>8,043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2746" table:style-name="ce6">
            <text:p>12,746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20822" table:style-name="ce6">
            <text:p>20,822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380" table:style-name="ce6">
            <text:p>380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577" table:style-name="ce6">
            <text:p>577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739" table:style-name="ce6">
            <text:p>739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128" table:style-name="ce6">
            <text:p>1,128<text:s/></text:p>
          </table:table-cell>
          <table:table-cell table:number-columns-repeated="16264"/>
        </table:table-row>
        <table:table-row table:style-name="ro2">
          <table:table-cell office:value-type="date" office:date-value="2022-05-16T00:00:00" table:style-name="ce5">
            <text:p>2022/5/16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21106" table:style-name="ce6">
            <text:p>21,106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16430" table:style-name="ce6">
            <text:p>16,430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14329" table:style-name="ce6">
            <text:p>14,329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12620" table:style-name="ce6">
            <text:p>12,620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20277" table:style-name="ce6">
            <text:p>20,277<text:s/></text:p>
          </table:table-cell>
          <table:table-cell office:value-type="float" office:value="15050" table:style-name="ce6">
            <text:p>15,050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4689" table:style-name="ce6">
            <text:p>14,689<text:s/></text:p>
          </table:table-cell>
          <table:table-cell office:value-type="float" office:value="60855" table:style-name="ce6">
            <text:p>60,855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13019" table:style-name="ce6">
            <text:p>13,019<text:s/></text:p>
          </table:table-cell>
          <table:table-cell office:value-type="float" office:value="14985" table:style-name="ce6">
            <text:p>14,985<text:s/></text:p>
          </table:table-cell>
          <table:table-cell office:value-type="float" office:value="16069" table:style-name="ce6">
            <text:p>16,069<text:s/></text:p>
          </table:table-cell>
          <table:table-cell office:value-type="float" office:value="19143" table:style-name="ce6">
            <text:p>19,143<text:s/></text:p>
          </table:table-cell>
          <table:table-cell office:value-type="float" office:value="22686" table:style-name="ce6">
            <text:p>22,686<text:s/></text:p>
          </table:table-cell>
          <table:table-cell office:value-type="float" office:value="15405" table:style-name="ce6">
            <text:p>15,405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27126" table:style-name="ce6">
            <text:p>27,126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17652" table:style-name="ce6">
            <text:p>17,652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30653" table:style-name="ce6">
            <text:p>30,653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11337" table:style-name="ce6">
            <text:p>11,337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22860" table:style-name="ce6">
            <text:p>22,860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6153" table:style-name="ce6">
            <text:p>16,153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1136" table:style-name="ce6">
            <text:p>1,136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3325" table:style-name="ce6">
            <text:p>3,325<text:s/></text:p>
          </table:table-cell>
          <table:table-cell table:number-columns-repeated="16264"/>
        </table:table-row>
        <table:table-row table:style-name="ro2">
          <table:table-cell office:value-type="date" office:date-value="2022-05-17T00:00:00" table:style-name="ce5">
            <text:p>2022/5/17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21456" table:style-name="ce6">
            <text:p>21,456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17039" table:style-name="ce6">
            <text:p>17,039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13081" table:style-name="ce6">
            <text:p>13,081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18026" table:style-name="ce6">
            <text:p>18,026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19923" table:style-name="ce6">
            <text:p>19,923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58110" table:style-name="ce6">
            <text:p>58,110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17103" table:style-name="ce6">
            <text:p>17,103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17640" table:style-name="ce6">
            <text:p>17,640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18596" table:style-name="ce6">
            <text:p>18,596<text:s/></text:p>
          </table:table-cell>
          <table:table-cell office:value-type="float" office:value="22358" table:style-name="ce6">
            <text:p>22,358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28111" table:style-name="ce6">
            <text:p>28,111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17216" table:style-name="ce6">
            <text:p>17,216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29965" table:style-name="ce6">
            <text:p>29,965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13471" table:style-name="ce6">
            <text:p>13,471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12582" table:style-name="ce6">
            <text:p>12,582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12815" table:style-name="ce6">
            <text:p>12,815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350" table:style-name="ce6">
            <text:p>3,350<text:s/></text:p>
          </table:table-cell>
          <table:table-cell table:number-columns-repeated="16264"/>
        </table:table-row>
        <table:table-row table:style-name="ro2">
          <table:table-cell office:value-type="date" office:date-value="2022-05-18T00:00:00" table:style-name="ce5">
            <text:p>2022/5/18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23877" table:style-name="ce6">
            <text:p>23,877<text:s/></text:p>
          </table:table-cell>
          <table:table-cell office:value-type="float" office:value="22054" table:style-name="ce6">
            <text:p>22,054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17071" table:style-name="ce6">
            <text:p>17,071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14303" table:style-name="ce6">
            <text:p>14,303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13830" table:style-name="ce6">
            <text:p>13,830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20136" table:style-name="ce6">
            <text:p>20,136<text:s/></text:p>
          </table:table-cell>
          <table:table-cell office:value-type="float" office:value="15227" table:style-name="ce6">
            <text:p>15,227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59304" table:style-name="ce6">
            <text:p>59,304<text:s/></text:p>
          </table:table-cell>
          <table:table-cell office:value-type="float" office:value="22959" table:style-name="ce6">
            <text:p>22,959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3861" table:style-name="ce6">
            <text:p>13,861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18475" table:style-name="ce6">
            <text:p>18,475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15408" table:style-name="ce6">
            <text:p>15,408<text:s/></text:p>
          </table:table-cell>
          <table:table-cell office:value-type="float" office:value="16913" table:style-name="ce6">
            <text:p>16,913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22463" table:style-name="ce6">
            <text:p>22,463<text:s/></text:p>
          </table:table-cell>
          <table:table-cell office:value-type="float" office:value="15747" table:style-name="ce6">
            <text:p>15,747<text:s/></text:p>
          </table:table-cell>
          <table:table-cell office:value-type="float" office:value="14176" table:style-name="ce6">
            <text:p>14,176<text:s/></text:p>
          </table:table-cell>
          <table:table-cell office:value-type="float" office:value="28944" table:style-name="ce6">
            <text:p>28,944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18222" table:style-name="ce6">
            <text:p>18,222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30192" table:style-name="ce6">
            <text:p>30,192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13956" table:style-name="ce6">
            <text:p>13,956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22057" table:style-name="ce6">
            <text:p>22,057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14124" table:style-name="ce6">
            <text:p>14,124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15975" table:style-name="ce6">
            <text:p>15,975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355" table:style-name="ce6">
            <text:p>3,355<text:s/></text:p>
          </table:table-cell>
          <table:table-cell table:number-columns-repeated="16264"/>
        </table:table-row>
        <table:table-row table:style-name="ro2">
          <table:table-cell office:value-type="date" office:date-value="2022-05-19T00:00:00" table:style-name="ce5">
            <text:p>2022/5/19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24039" table:style-name="ce6">
            <text:p>24,039<text:s/></text:p>
          </table:table-cell>
          <table:table-cell office:value-type="float" office:value="21626" table:style-name="ce6">
            <text:p>21,626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1597" table:style-name="ce6">
            <text:p>1,597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19733" table:style-name="ce6">
            <text:p>19,733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15329" table:style-name="ce6">
            <text:p>15,329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59311" table:style-name="ce6">
            <text:p>59,311<text:s/></text:p>
          </table:table-cell>
          <table:table-cell office:value-type="float" office:value="22722" table:style-name="ce6">
            <text:p>22,722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2637" table:style-name="ce6">
            <text:p>12,637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17036" table:style-name="ce6">
            <text:p>17,036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7136" table:style-name="ce6">
            <text:p>7,136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14865" table:style-name="ce6">
            <text:p>14,865<text:s/></text:p>
          </table:table-cell>
          <table:table-cell office:value-type="float" office:value="16653" table:style-name="ce6">
            <text:p>16,653<text:s/></text:p>
          </table:table-cell>
          <table:table-cell office:value-type="float" office:value="18645" table:style-name="ce6">
            <text:p>18,645<text:s/></text:p>
          </table:table-cell>
          <table:table-cell office:value-type="float" office:value="22214" table:style-name="ce6">
            <text:p>22,214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28526" table:style-name="ce6">
            <text:p>28,526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7367" table:style-name="ce6">
            <text:p>17,367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10938" table:style-name="ce6">
            <text:p>10,938<text:s/></text:p>
          </table:table-cell>
          <table:table-cell office:value-type="float" office:value="30397" table:style-name="ce6">
            <text:p>30,397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21871" table:style-name="ce6">
            <text:p>21,871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15938" table:style-name="ce6">
            <text:p>15,938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3345" table:style-name="ce6">
            <text:p>3,345<text:s/></text:p>
          </table:table-cell>
          <table:table-cell table:number-columns-repeated="16264"/>
        </table:table-row>
        <table:table-row table:style-name="ro2">
          <table:table-cell office:value-type="date" office:date-value="2022-05-20T00:00:00" table:style-name="ce5">
            <text:p>2022/5/20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24198" table:style-name="ce6">
            <text:p>24,198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7181" table:style-name="ce6">
            <text:p>7,181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14939" table:style-name="ce6">
            <text:p>14,939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15131" table:style-name="ce6">
            <text:p>15,131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19082" table:style-name="ce6">
            <text:p>19,082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20935" table:style-name="ce6">
            <text:p>20,935<text:s/></text:p>
          </table:table-cell>
          <table:table-cell office:value-type="float" office:value="15539" table:style-name="ce6">
            <text:p>15,539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71399" table:style-name="ce6">
            <text:p>71,399<text:s/></text:p>
          </table:table-cell>
          <table:table-cell office:value-type="float" office:value="26334" table:style-name="ce6">
            <text:p>26,334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14720" table:style-name="ce6">
            <text:p>14,720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14790" table:style-name="ce6">
            <text:p>14,790<text:s/></text:p>
          </table:table-cell>
          <table:table-cell office:value-type="float" office:value="14401" table:style-name="ce6">
            <text:p>14,401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20083" table:style-name="ce6">
            <text:p>20,083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13674" table:style-name="ce6">
            <text:p>13,674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17897" table:style-name="ce6">
            <text:p>17,897<text:s/></text:p>
          </table:table-cell>
          <table:table-cell office:value-type="float" office:value="21137" table:style-name="ce6">
            <text:p>21,137<text:s/></text:p>
          </table:table-cell>
          <table:table-cell office:value-type="float" office:value="23300" table:style-name="ce6">
            <text:p>23,300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14400" table:style-name="ce6">
            <text:p>14,400<text:s/></text:p>
          </table:table-cell>
          <table:table-cell office:value-type="float" office:value="32923" table:style-name="ce6">
            <text:p>32,923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8668" table:style-name="ce6">
            <text:p>18,668<text:s/></text:p>
          </table:table-cell>
          <table:table-cell office:value-type="float" office:value="19829" table:style-name="ce6">
            <text:p>19,829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34057" table:style-name="ce6">
            <text:p>34,057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10669" table:style-name="ce6">
            <text:p>10,669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15742" table:style-name="ce6">
            <text:p>15,742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22318" table:style-name="ce6">
            <text:p>22,318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14161" table:style-name="ce6">
            <text:p>14,161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16344" table:style-name="ce6">
            <text:p>16,344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1021" table:style-name="ce6">
            <text:p>1,021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411" table:style-name="ce6">
            <text:p>3,411<text:s/></text:p>
          </table:table-cell>
          <table:table-cell table:number-columns-repeated="16264"/>
        </table:table-row>
        <table:table-row table:style-name="ro2">
          <table:table-cell office:value-type="date" office:date-value="2022-05-21T00:00:00" table:style-name="ce5">
            <text:p>2022/5/21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4442" table:style-name="ce6">
            <text:p>4,442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14770" table:style-name="ce6">
            <text:p>14,770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54971" table:style-name="ce6">
            <text:p>54,971<text:s/></text:p>
          </table:table-cell>
          <table:table-cell office:value-type="float" office:value="23570" table:style-name="ce6">
            <text:p>23,570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12752" table:style-name="ce6">
            <text:p>12,752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18192" table:style-name="ce6">
            <text:p>18,192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4114" table:style-name="ce6">
            <text:p>14,114<text:s/></text:p>
          </table:table-cell>
          <table:table-cell office:value-type="float" office:value="15351" table:style-name="ce6">
            <text:p>15,351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28045" table:style-name="ce6">
            <text:p>28,045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14949" table:style-name="ce6">
            <text:p>14,949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26146" table:style-name="ce6">
            <text:p>26,146<text:s/></text:p>
          </table:table-cell>
          <table:table-cell office:value-type="float" office:value="8293" table:style-name="ce6">
            <text:p>8,293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583" table:style-name="ce6">
            <text:p>583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1608" table:style-name="ce6">
            <text:p>1,608<text:s/></text:p>
          </table:table-cell>
          <table:table-cell table:number-columns-repeated="16264"/>
        </table:table-row>
        <table:table-row table:style-name="ro2">
          <table:table-cell office:value-type="date" office:date-value="2022-05-22T00:00:00" table:style-name="ce5">
            <text:p>2022/5/22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52233" table:style-name="ce6">
            <text:p>52,233<text:s/></text:p>
          </table:table-cell>
          <table:table-cell office:value-type="float" office:value="18729" table:style-name="ce6">
            <text:p>18,729<text:s/>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15070" table:style-name="ce6">
            <text:p>15,070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501" table:style-name="ce6">
            <text:p>501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529" table:style-name="ce6">
            <text:p>529<text:s/></text:p>
          </table:table-cell>
          <table:table-cell office:value-type="float" office:value="597" table:style-name="ce6">
            <text:p>597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1187" table:style-name="ce6">
            <text:p>1,187<text:s/></text:p>
          </table:table-cell>
          <table:table-cell table:number-columns-repeated="16264"/>
        </table:table-row>
        <table:table-row table:style-name="ro2">
          <table:table-cell office:value-type="date" office:date-value="2022-05-23T00:00:00" table:style-name="ce5">
            <text:p>2022/5/23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8034" table:style-name="ce6">
            <text:p>8,034<text:s/></text:p>
          </table:table-cell>
          <table:table-cell office:value-type="float" office:value="23884" table:style-name="ce6">
            <text:p>23,884<text:s/></text:p>
          </table:table-cell>
          <table:table-cell office:value-type="float" office:value="20923" table:style-name="ce6">
            <text:p>20,923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5219" table:style-name="ce6">
            <text:p>5,219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17662" table:style-name="ce6">
            <text:p>17,662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18912" table:style-name="ce6">
            <text:p>18,912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62400" table:style-name="ce6">
            <text:p>62,400<text:s/></text:p>
          </table:table-cell>
          <table:table-cell office:value-type="float" office:value="21331" table:style-name="ce6">
            <text:p>21,331<text:s/></text:p>
          </table:table-cell>
          <table:table-cell office:value-type="float" office:value="11153" table:style-name="ce6">
            <text:p>11,153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12691" table:style-name="ce6">
            <text:p>12,691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16495" table:style-name="ce6">
            <text:p>16,495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14632" table:style-name="ce6">
            <text:p>14,632<text:s/></text:p>
          </table:table-cell>
          <table:table-cell office:value-type="float" office:value="16095" table:style-name="ce6">
            <text:p>16,095<text:s/></text:p>
          </table:table-cell>
          <table:table-cell office:value-type="float" office:value="18431" table:style-name="ce6">
            <text:p>18,431<text:s/></text:p>
          </table:table-cell>
          <table:table-cell office:value-type="float" office:value="21779" table:style-name="ce6">
            <text:p>21,779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28548" table:style-name="ce6">
            <text:p>28,548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17057" table:style-name="ce6">
            <text:p>17,057<text:s/></text:p>
          </table:table-cell>
          <table:table-cell office:value-type="float" office:value="17251" table:style-name="ce6">
            <text:p>17,251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29945" table:style-name="ce6">
            <text:p>29,945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13486" table:style-name="ce6">
            <text:p>13,486<text:s/></text:p>
          </table:table-cell>
          <table:table-cell office:value-type="float" office:value="10881" table:style-name="ce6">
            <text:p>10,881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6956" table:style-name="ce6">
            <text:p>6,956<text:s/></text:p>
          </table:table-cell>
          <table:table-cell office:value-type="float" office:value="22143" table:style-name="ce6">
            <text:p>22,143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16002" table:style-name="ce6">
            <text:p>16,002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4720" table:style-name="ce6">
            <text:p>4,720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3275" table:style-name="ce6">
            <text:p>3,275<text:s/></text:p>
          </table:table-cell>
          <table:table-cell table:number-columns-repeated="16264"/>
        </table:table-row>
        <table:table-row table:style-name="ro2">
          <table:table-cell office:value-type="date" office:date-value="2022-05-24T00:00:00" table:style-name="ce5">
            <text:p>2022/5/24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24914" table:style-name="ce6">
            <text:p>24,914<text:s/></text:p>
          </table:table-cell>
          <table:table-cell office:value-type="float" office:value="22460" table:style-name="ce6">
            <text:p>22,460<text:s/></text:p>
          </table:table-cell>
          <table:table-cell office:value-type="float" office:value="14212" table:style-name="ce6">
            <text:p>14,212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8822" table:style-name="ce6">
            <text:p>18,822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19563" table:style-name="ce6">
            <text:p>19,563<text:s/></text:p>
          </table:table-cell>
          <table:table-cell office:value-type="float" office:value="14868" table:style-name="ce6">
            <text:p>14,868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60968" table:style-name="ce6">
            <text:p>60,968<text:s/></text:p>
          </table:table-cell>
          <table:table-cell office:value-type="float" office:value="22345" table:style-name="ce6">
            <text:p>22,345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16275" table:style-name="ce6">
            <text:p>16,275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19036" table:style-name="ce6">
            <text:p>19,036<text:s/></text:p>
          </table:table-cell>
          <table:table-cell office:value-type="float" office:value="22620" table:style-name="ce6">
            <text:p>22,620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28852" table:style-name="ce6">
            <text:p>28,852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17644" table:style-name="ce6">
            <text:p>17,644<text:s/></text:p>
          </table:table-cell>
          <table:table-cell office:value-type="float" office:value="18374" table:style-name="ce6">
            <text:p>18,374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31020" table:style-name="ce6">
            <text:p>31,020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4130" table:style-name="ce6">
            <text:p>14,130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16439" table:style-name="ce6">
            <text:p>16,439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3301" table:style-name="ce6">
            <text:p>3,301<text:s/></text:p>
          </table:table-cell>
          <table:table-cell table:number-columns-repeated="16264"/>
        </table:table-row>
        <table:table-row table:style-name="ro2">
          <table:table-cell office:value-type="date" office:date-value="2022-05-25T00:00:00" table:style-name="ce5">
            <text:p>2022/5/25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25671" table:style-name="ce6">
            <text:p>25,671<text:s/></text:p>
          </table:table-cell>
          <table:table-cell office:value-type="float" office:value="22895" table:style-name="ce6">
            <text:p>22,895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4340" table:style-name="ce6">
            <text:p>4,340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18178" table:style-name="ce6">
            <text:p>18,178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20462" table:style-name="ce6">
            <text:p>20,462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5986" table:style-name="ce6">
            <text:p>15,986<text:s/></text:p>
          </table:table-cell>
          <table:table-cell office:value-type="float" office:value="12426" table:style-name="ce6">
            <text:p>12,426<text:s/></text:p>
          </table:table-cell>
          <table:table-cell office:value-type="float" office:value="15170" table:style-name="ce6">
            <text:p>15,170<text:s/></text:p>
          </table:table-cell>
          <table:table-cell office:value-type="float" office:value="62018" table:style-name="ce6">
            <text:p>62,018<text:s/></text:p>
          </table:table-cell>
          <table:table-cell office:value-type="float" office:value="22522" table:style-name="ce6">
            <text:p>22,522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15719" table:style-name="ce6">
            <text:p>15,719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15228" table:style-name="ce6">
            <text:p>15,228<text:s/></text:p>
          </table:table-cell>
          <table:table-cell office:value-type="float" office:value="16567" table:style-name="ce6">
            <text:p>16,567<text:s/></text:p>
          </table:table-cell>
          <table:table-cell office:value-type="float" office:value="19826" table:style-name="ce6">
            <text:p>19,826<text:s/></text:p>
          </table:table-cell>
          <table:table-cell office:value-type="float" office:value="22863" table:style-name="ce6">
            <text:p>22,863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13822" table:style-name="ce6">
            <text:p>13,822<text:s/></text:p>
          </table:table-cell>
          <table:table-cell office:value-type="float" office:value="29154" table:style-name="ce6">
            <text:p>29,154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32315" table:style-name="ce6">
            <text:p>32,315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12980" table:style-name="ce6">
            <text:p>12,980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3730" table:style-name="ce6">
            <text:p>13,730<text:s/></text:p>
          </table:table-cell>
          <table:table-cell office:value-type="float" office:value="5396" table:style-name="ce6">
            <text:p>5,396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17235" table:style-name="ce6">
            <text:p>17,235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1379" table:style-name="ce6">
            <text:p>1,379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3539" table:style-name="ce6">
            <text:p>3,539<text:s/></text:p>
          </table:table-cell>
          <table:table-cell table:number-columns-repeated="16264"/>
        </table:table-row>
        <table:table-row table:style-name="ro2">
          <table:table-cell office:value-type="date" office:date-value="2022-05-26T00:00:00" table:style-name="ce5">
            <text:p>2022/5/26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25601" table:style-name="ce6">
            <text:p>25,601<text:s/></text:p>
          </table:table-cell>
          <table:table-cell office:value-type="float" office:value="22950" table:style-name="ce6">
            <text:p>22,950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18578" table:style-name="ce6">
            <text:p>18,578<text:s/></text:p>
          </table:table-cell>
          <table:table-cell office:value-type="float" office:value="1783" table:style-name="ce6">
            <text:p>1,783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19397" table:style-name="ce6">
            <text:p>19,397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20579" table:style-name="ce6">
            <text:p>20,579<text:s/></text:p>
          </table:table-cell>
          <table:table-cell office:value-type="float" office:value="15363" table:style-name="ce6">
            <text:p>15,363<text:s/></text:p>
          </table:table-cell>
          <table:table-cell office:value-type="float" office:value="16045" table:style-name="ce6">
            <text:p>16,045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15010" table:style-name="ce6">
            <text:p>15,010<text:s/></text:p>
          </table:table-cell>
          <table:table-cell office:value-type="float" office:value="62905" table:style-name="ce6">
            <text:p>62,905<text:s/></text:p>
          </table:table-cell>
          <table:table-cell office:value-type="float" office:value="23024" table:style-name="ce6">
            <text:p>23,024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16590" table:style-name="ce6">
            <text:p>16,590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16274" table:style-name="ce6">
            <text:p>16,274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15069" table:style-name="ce6">
            <text:p>15,069<text:s/></text:p>
          </table:table-cell>
          <table:table-cell office:value-type="float" office:value="17032" table:style-name="ce6">
            <text:p>17,032<text:s/></text:p>
          </table:table-cell>
          <table:table-cell office:value-type="float" office:value="20051" table:style-name="ce6">
            <text:p>20,051<text:s/></text:p>
          </table:table-cell>
          <table:table-cell office:value-type="float" office:value="22895" table:style-name="ce6">
            <text:p>22,895<text:s/></text:p>
          </table:table-cell>
          <table:table-cell office:value-type="float" office:value="16121" table:style-name="ce6">
            <text:p>16,121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29672" table:style-name="ce6">
            <text:p>29,672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19224" table:style-name="ce6">
            <text:p>19,224<text:s/></text:p>
          </table:table-cell>
          <table:table-cell office:value-type="float" office:value="19029" table:style-name="ce6">
            <text:p>19,029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32604" table:style-name="ce6">
            <text:p>32,604<text:s/></text:p>
          </table:table-cell>
          <table:table-cell office:value-type="float" office:value="11625" table:style-name="ce6">
            <text:p>11,625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14288" table:style-name="ce6">
            <text:p>14,288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17069" table:style-name="ce6">
            <text:p>17,069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453" table:style-name="ce6">
            <text:p>3,453<text:s/></text:p>
          </table:table-cell>
          <table:table-cell table:number-columns-repeated="16264"/>
        </table:table-row>
        <table:table-row table:style-name="ro2">
          <table:table-cell office:value-type="date" office:date-value="2022-05-27T00:00:00" table:style-name="ce5">
            <text:p>2022/5/27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26006" table:style-name="ce6">
            <text:p>26,006<text:s/></text:p>
          </table:table-cell>
          <table:table-cell office:value-type="float" office:value="26078" table:style-name="ce6">
            <text:p>26,078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18980" table:style-name="ce6">
            <text:p>18,980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20376" table:style-name="ce6">
            <text:p>20,376<text:s/></text:p>
          </table:table-cell>
          <table:table-cell office:value-type="float" office:value="14664" table:style-name="ce6">
            <text:p>14,664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22071" table:style-name="ce6">
            <text:p>22,071<text:s/></text:p>
          </table:table-cell>
          <table:table-cell office:value-type="float" office:value="16093" table:style-name="ce6">
            <text:p>16,093<text:s/></text:p>
          </table:table-cell>
          <table:table-cell office:value-type="float" office:value="16867" table:style-name="ce6">
            <text:p>16,867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15742" table:style-name="ce6">
            <text:p>15,742<text:s/></text:p>
          </table:table-cell>
          <table:table-cell office:value-type="float" office:value="72165" table:style-name="ce6">
            <text:p>72,165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12535" table:style-name="ce6">
            <text:p>12,535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14195" table:style-name="ce6">
            <text:p>14,195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14307" table:style-name="ce6">
            <text:p>14,307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18125" table:style-name="ce6">
            <text:p>18,125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16346" table:style-name="ce6">
            <text:p>16,346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22302" table:style-name="ce6">
            <text:p>22,302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33840" table:style-name="ce6">
            <text:p>33,840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21284" table:style-name="ce6">
            <text:p>21,284<text:s/></text:p>
          </table:table-cell>
          <table:table-cell office:value-type="float" office:value="21070" table:style-name="ce6">
            <text:p>21,070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36686" table:style-name="ce6">
            <text:p>36,686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15268" table:style-name="ce6">
            <text:p>15,268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24066" table:style-name="ce6">
            <text:p>24,066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15161" table:style-name="ce6">
            <text:p>15,161<text:s/></text:p>
          </table:table-cell>
          <table:table-cell office:value-type="float" office:value="14314" table:style-name="ce6">
            <text:p>14,314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6103" table:style-name="ce6">
            <text:p>6,103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3522" table:style-name="ce6">
            <text:p>3,522<text:s/></text:p>
          </table:table-cell>
          <table:table-cell table:number-columns-repeated="16264"/>
        </table:table-row>
        <table:table-row table:style-name="ro2">
          <table:table-cell office:value-type="date" office:date-value="2022-05-28T00:00:00" table:style-name="ce5">
            <text:p>2022/5/28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21957" table:style-name="ce6">
            <text:p>21,957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5443" table:style-name="ce6">
            <text:p>5,443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15915" table:style-name="ce6">
            <text:p>15,915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58583" table:style-name="ce6">
            <text:p>58,583<text:s/></text:p>
          </table:table-cell>
          <table:table-cell office:value-type="float" office:value="25992" table:style-name="ce6">
            <text:p>25,992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16525" table:style-name="ce6">
            <text:p>16,525<text:s/></text:p>
          </table:table-cell>
          <table:table-cell office:value-type="float" office:value="12683" table:style-name="ce6">
            <text:p>12,683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13029" table:style-name="ce6">
            <text:p>13,029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16676" table:style-name="ce6">
            <text:p>16,676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5920" table:style-name="ce6">
            <text:p>15,920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32283" table:style-name="ce6">
            <text:p>32,283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28030" table:style-name="ce6">
            <text:p>28,030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7540" table:style-name="ce6">
            <text:p>7,540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1557" table:style-name="ce6">
            <text:p>1,557<text:s/></text:p>
          </table:table-cell>
          <table:table-cell table:number-columns-repeated="16264"/>
        </table:table-row>
        <table:table-row table:style-name="ro2">
          <table:table-cell office:value-type="date" office:date-value="2022-05-29T00:00:00" table:style-name="ce5">
            <text:p>2022/5/29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7570" table:style-name="ce6">
            <text:p>17,570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6720" table:style-name="ce6">
            <text:p>6,720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58171" table:style-name="ce6">
            <text:p>58,171<text:s/></text:p>
          </table:table-cell>
          <table:table-cell office:value-type="float" office:value="21484" table:style-name="ce6">
            <text:p>21,484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7533" table:style-name="ce6">
            <text:p>7,533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18808" table:style-name="ce6">
            <text:p>18,808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14857" table:style-name="ce6">
            <text:p>14,857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27480" table:style-name="ce6">
            <text:p>27,480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23932" table:style-name="ce6">
            <text:p>23,932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4412" table:style-name="ce6">
            <text:p>4,412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558" table:style-name="ce6">
            <text:p>558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574" table:style-name="ce6">
            <text:p>574<text:s/></text:p>
          </table:table-cell>
          <table:table-cell office:value-type="float" office:value="694" table:style-name="ce6">
            <text:p>694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1455" table:style-name="ce6">
            <text:p>1,455<text:s/></text:p>
          </table:table-cell>
          <table:table-cell table:number-columns-repeated="16264"/>
        </table:table-row>
        <table:table-row table:style-name="ro2">
          <table:table-cell office:value-type="date" office:date-value="2022-05-30T00:00:00" table:style-name="ce5">
            <text:p>2022/5/30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25194" table:style-name="ce6">
            <text:p>25,194<text:s/></text:p>
          </table:table-cell>
          <table:table-cell office:value-type="float" office:value="22572" table:style-name="ce6">
            <text:p>22,572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6605" table:style-name="ce6">
            <text:p>6,605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4447" table:style-name="ce6">
            <text:p>4,447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17832" table:style-name="ce6">
            <text:p>17,832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14581" table:style-name="ce6">
            <text:p>14,581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8929" table:style-name="ce6">
            <text:p>18,929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20720" table:style-name="ce6">
            <text:p>20,720<text:s/></text:p>
          </table:table-cell>
          <table:table-cell office:value-type="float" office:value="15553" table:style-name="ce6">
            <text:p>15,553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5568" table:style-name="ce6">
            <text:p>15,568<text:s/></text:p>
          </table:table-cell>
          <table:table-cell office:value-type="float" office:value="65759" table:style-name="ce6">
            <text:p>65,759<text:s/></text:p>
          </table:table-cell>
          <table:table-cell office:value-type="float" office:value="23260" table:style-name="ce6">
            <text:p>23,260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17839" table:style-name="ce6">
            <text:p>17,839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19096" table:style-name="ce6">
            <text:p>19,096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15624" table:style-name="ce6">
            <text:p>15,624<text:s/></text:p>
          </table:table-cell>
          <table:table-cell office:value-type="float" office:value="17470" table:style-name="ce6">
            <text:p>17,470<text:s/></text:p>
          </table:table-cell>
          <table:table-cell office:value-type="float" office:value="20312" table:style-name="ce6">
            <text:p>20,312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16430" table:style-name="ce6">
            <text:p>16,430<text:s/></text:p>
          </table:table-cell>
          <table:table-cell office:value-type="float" office:value="15163" table:style-name="ce6">
            <text:p>15,163<text:s/></text:p>
          </table:table-cell>
          <table:table-cell office:value-type="float" office:value="30574" table:style-name="ce6">
            <text:p>30,574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32585" table:style-name="ce6">
            <text:p>32,585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14689" table:style-name="ce6">
            <text:p>14,689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23320" table:style-name="ce6">
            <text:p>23,320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14621" table:style-name="ce6">
            <text:p>14,621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3386" table:style-name="ce6">
            <text:p>3,386<text:s/></text:p>
          </table:table-cell>
          <table:table-cell table:number-columns-repeated="16264"/>
        </table:table-row>
        <table:table-row table:style-name="ro2">
          <table:table-cell office:value-type="date" office:date-value="2022-05-31T00:00:00" table:style-name="ce5">
            <text:p>2022/5/31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26297" table:style-name="ce6">
            <text:p>26,297<text:s/></text:p>
          </table:table-cell>
          <table:table-cell office:value-type="float" office:value="24203" table:style-name="ce6">
            <text:p>24,203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4604" table:style-name="ce6">
            <text:p>4,604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17645" table:style-name="ce6">
            <text:p>17,645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21536" table:style-name="ce6">
            <text:p>21,536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16596" table:style-name="ce6">
            <text:p>16,596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15859" table:style-name="ce6">
            <text:p>15,859<text:s/></text:p>
          </table:table-cell>
          <table:table-cell office:value-type="float" office:value="64029" table:style-name="ce6">
            <text:p>64,029<text:s/></text:p>
          </table:table-cell>
          <table:table-cell office:value-type="float" office:value="25114" table:style-name="ce6">
            <text:p>25,114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14114" table:style-name="ce6">
            <text:p>14,114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14102" table:style-name="ce6">
            <text:p>14,102<text:s/></text:p>
          </table:table-cell>
          <table:table-cell office:value-type="float" office:value="14442" table:style-name="ce6">
            <text:p>14,442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24110" table:style-name="ce6">
            <text:p>24,110<text:s/></text:p>
          </table:table-cell>
          <table:table-cell office:value-type="float" office:value="16782" table:style-name="ce6">
            <text:p>16,782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31894" table:style-name="ce6">
            <text:p>31,894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19789" table:style-name="ce6">
            <text:p>19,789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34193" table:style-name="ce6">
            <text:p>34,193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24316" table:style-name="ce6">
            <text:p>24,316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15362" table:style-name="ce6">
            <text:p>15,362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17713" table:style-name="ce6">
            <text:p>17,713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466" table:style-name="ce6">
            <text:p>3,466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6-12T07:12:26Z</meta:creation-date>
    <dc:date>2022-06-12T07:12:52Z</dc:date>
  </office:meta>
</office:document-meta>
</file>